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Calibri" svg:font-family="Calibri"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nsolas1" svg:font-family="Consolas" style:font-family-generic="system" style:font-pitch="variable"/>
    <style:font-face style:name="Courier New1" svg:font-family="'Courier New'" style:font-family-generic="system" style:font-pitch="variable"/>
    <style:font-face style:name="Lohit Hindi" svg:font-family="'Lohit Hindi'" style:font-family-generic="system" style:font-pitch="variable"/>
    <style:font-face style:name="Times New Roman" svg:font-family="'Times New Roman'"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Standard">
      <style:paragraph-properties fo:margin-top="0in" fo:margin-bottom="0in"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3" style:family="paragraph" style:parent-style-name="Standard">
      <style:paragraph-properties fo:margin-top="0in" fo:margin-bottom="0in"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style:font-name="Consolas" fo:font-size="8pt" style:font-name-asian="Times New Roman" style:font-size-asian="8pt" style:font-name-complex="Consolas1" style:font-size-complex="9pt"/>
    </style:style>
    <style:style style:name="P4" style:family="paragraph" style:parent-style-name="HTML_20_Preformatted">
      <style:paragraph-properties style:line-height-at-least="0.1874in"/>
    </style:style>
    <style:style style:name="P5" style:family="paragraph" style:parent-style-name="HTML_20_Preformatted">
      <style:paragraph-properties style:line-height-at-least="0.1874in"/>
      <style:text-properties fo:color="#333333" style:font-name="Consolas" fo:font-size="9pt" style:font-size-asian="9pt" style:font-name-complex="Consolas1" style:font-size-complex="9pt"/>
    </style:style>
    <style:style style:name="P6" style:family="paragraph" style:parent-style-name="Standard">
      <style:paragraph-properties fo:text-align="end" style:justify-single-word="false"/>
      <style:text-properties fo:font-size="14pt" style:font-size-asian="14pt"/>
    </style:style>
    <style:style style:name="P7" style:family="paragraph" style:parent-style-name="Standard">
      <style:text-properties fo:font-weight="bold" style:font-weight-asian="bold"/>
    </style:style>
    <style:style style:name="P8" style:family="paragraph" style:parent-style-name="Standard" style:list-style-name="L1"/>
    <style:style style:name="P9" style:family="paragraph" style:parent-style-name="Standard">
      <style:paragraph-properties fo:margin-top="0in" fo:margin-bottom="0in"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999988" style:font-name="Consolas" fo:font-size="8pt" fo:font-style="italic" style:font-name-asian="Times New Roman" style:font-size-asian="8pt" style:font-style-asian="italic" style:font-name-complex="Consolas1" style:font-style-complex="italic"/>
    </style:style>
    <style:style style:name="P10" style:family="paragraph" style:parent-style-name="Standard">
      <style:paragraph-properties fo:margin-top="0in" fo:margin-bottom="0in"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999999" style:font-name="Consolas" fo:font-size="8pt" fo:font-weight="bold" style:font-name-asian="Times New Roman" style:font-size-asian="8pt" style:font-weight-asian="bold" style:font-name-complex="Consolas1" style:font-weight-complex="bold"/>
    </style:style>
    <style:style style:name="P11" style:family="paragraph" style:parent-style-name="Standard">
      <style:paragraph-properties fo:margin-top="0in" fo:margin-bottom="0in"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style:font-name="Consolas" fo:font-size="8pt" style:font-name-asian="Times New Roman" style:font-size-asian="8pt" style:font-name-complex="Consolas1"/>
    </style:style>
    <style:style style:name="P12" style:family="paragraph" style:parent-style-name="Standard">
      <style:paragraph-properties fo:margin-top="0in" fo:margin-bottom="0in"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style:font-name="Consolas" fo:font-size="8pt" style:font-name-asian="Times New Roman" style:font-size-asian="8pt" style:font-name-complex="Consolas1" style:font-size-complex="9pt"/>
    </style:style>
    <style:style style:name="P13" style:family="paragraph" style:parent-style-name="Standard">
      <style:paragraph-properties fo:break-before="page"/>
    </style:style>
    <style:style style:name="P14" style:family="paragraph" style:parent-style-name="Standard">
      <style:paragraph-properties fo:break-before="page"/>
      <style:text-properties fo:font-weight="bold" style:font-weight-asian="bold"/>
    </style:style>
    <style:style style:name="P15" style:family="paragraph" style:parent-style-name="Standard" style:master-page-name="Standard">
      <style:paragraph-properties fo:text-align="end" style:justify-single-word="false" style:page-number="auto"/>
      <style:text-properties fo:font-size="14pt" style:font-size-asian="14pt"/>
    </style:style>
    <style:style style:name="P16" style:family="paragraph" style:parent-style-name="HTML_20_Preformatted">
      <style:paragraph-properties style:line-height-at-least="0.1874in"/>
      <style:text-properties fo:color="#333333" style:font-name="Consolas" fo:font-size="9pt" style:font-size-asian="9pt" style:font-name-complex="Consolas1" style:font-size-complex="9pt"/>
    </style:style>
    <style:style style:name="T1" style:family="text">
      <style:text-properties fo:color="#999988" style:font-name="Consolas" fo:font-size="8pt" fo:font-style="italic" style:font-name-asian="Times New Roman" style:font-size-asian="8pt" style:font-style-asian="italic" style:font-name-complex="Consolas1" style:font-style-complex="italic"/>
    </style:style>
    <style:style style:name="T2" style:family="text">
      <style:text-properties fo:color="#999988" style:font-name="Consolas" fo:font-size="9pt" fo:font-style="italic" style:font-size-asian="9pt" style:font-style-asian="italic" style:font-name-complex="Consolas1" style:font-size-complex="9pt" style:font-style-complex="italic"/>
    </style:style>
    <style:style style:name="T3" style:family="text">
      <style:text-properties fo:color="#333333" style:font-name="Consolas" fo:font-size="8pt" style:font-name-asian="Times New Roman" style:font-size-asian="8pt" style:font-name-complex="Consolas1"/>
    </style:style>
    <style:style style:name="T4" style:family="text">
      <style:text-properties fo:color="#333333" style:font-name="Consolas" fo:font-size="8pt" style:font-name-asian="Times New Roman" style:font-size-asian="8pt" style:font-name-complex="Consolas1" style:font-size-complex="9pt"/>
    </style:style>
    <style:style style:name="T5" style:family="text">
      <style:text-properties fo:color="#333333" style:font-name="Consolas" fo:font-size="8pt" fo:font-weight="bold" style:font-name-asian="Times New Roman" style:font-size-asian="8pt" style:font-weight-asian="bold" style:font-name-complex="Consolas1" style:font-weight-complex="bold"/>
    </style:style>
    <style:style style:name="T6" style:family="text">
      <style:text-properties fo:color="#333333" style:font-name="Consolas" fo:font-size="9pt" style:font-size-asian="9pt" style:font-name-complex="Consolas1" style:font-size-complex="9pt"/>
    </style:style>
    <style:style style:name="T7" style:family="text">
      <style:text-properties fo:color="#333333" style:font-name="Consolas" fo:font-size="9pt" fo:font-weight="bold" style:font-size-asian="9pt" style:font-weight-asian="bold" style:font-name-complex="Consolas1" style:font-size-complex="9pt" style:font-weight-complex="bold"/>
    </style:style>
    <style:style style:name="T8" style:family="text">
      <style:text-properties fo:color="#999999" style:font-name="Consolas" fo:font-size="9pt" fo:font-weight="bold" style:font-size-asian="9pt" style:font-weight-asian="bold" style:font-name-complex="Consolas1" style:font-size-complex="9pt" style:font-weight-complex="bold"/>
    </style:style>
    <style:style style:name="T9" style:family="text">
      <style:text-properties fo:color="#445588" style:font-name="Consolas" fo:font-size="8pt" fo:font-weight="bold" style:font-name-asian="Times New Roman" style:font-size-asian="8pt" style:font-weight-asian="bold" style:font-name-complex="Consolas1" style:font-weight-complex="bold"/>
    </style:style>
    <style:style style:name="T10" style:family="text">
      <style:text-properties fo:color="#445588" style:font-name="Consolas" fo:font-size="9pt" fo:font-weight="bold" style:font-size-asian="9pt" style:font-weight-asian="bold" style:font-name-complex="Consolas1" style:font-size-complex="9pt" style:font-weight-complex="bold"/>
    </style:style>
    <style:style style:name="T11" style:family="text">
      <style:text-properties fo:color="#990000" style:font-name="Consolas" fo:font-size="8pt" fo:font-weight="bold" style:font-name-asian="Times New Roman" style:font-size-asian="8pt" style:font-weight-asian="bold" style:font-name-complex="Consolas1" style:font-weight-complex="bold"/>
    </style:style>
    <style:style style:name="T12" style:family="text">
      <style:text-properties fo:color="#990000" style:font-name="Consolas" fo:font-size="9pt" fo:font-weight="bold" style:font-size-asian="9pt" style:font-weight-asian="bold" style:font-name-complex="Consolas1" style:font-size-complex="9pt" style:font-weight-complex="bold"/>
    </style:style>
    <style:style style:name="T13" style:family="text">
      <style:text-properties fo:color="#009999" style:font-name="Consolas" fo:font-size="8pt" style:font-name-asian="Times New Roman" style:font-size-asian="8pt" style:font-name-complex="Consolas1"/>
    </style:style>
    <style:style style:name="T14" style:family="text">
      <style:text-properties fo:color="#009999" style:font-name="Consolas" fo:font-size="9pt" style:font-size-asian="9pt" style:font-name-complex="Consolas1" style:font-size-complex="9pt"/>
    </style:style>
    <style:style style:name="T15" style:family="text">
      <style:text-properties fo:color="#dd1144" style:font-name="Consolas" fo:font-size="8pt" style:font-name-asian="Times New Roman" style:font-size-asian="8pt" style:font-name-complex="Consolas1"/>
    </style:style>
    <style:style style:name="T16" style:family="text">
      <style:text-properties fo:color="#0086b3" style:font-name="Consolas" fo:font-size="8pt" style:font-name-asian="Times New Roman" style:font-size-asian="8pt" style:font-name-complex="Consolas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Lab 4 Report</text:p>
      <text:p text:style-name="P6">Matt Zimmerer</text:p>
      <text:p text:style-name="P6">Danny Jennings</text:p>
      <text:p text:style-name="Standard"><text:tab/></text:p>
      <text:p text:style-name="Standard"/>
      <text:p text:style-name="P7">Questions:</text:p>
      <text:list xml:id="list1314213881" text:style-name="L1">
        <text:list-item>
          <text:p text:style-name="P8">Remove one shared data protection you put in place in your code and see if your program still works correctly. Try to explain why you observe the behavior you observe.</text:p>
        </text:list-item>
      </text:list>
      <text:p text:style-name="Standard">The program is still working correctly. There is a race condition that exists in our code, but it seems to be so improbable that it is not happening. The race condition that could happen exists when one of the two tasks is writing to the SSEG device, but is interrupted by a tick ISR. The tick ISR calls our tick hook, which writes the colon command character. If for instance the task that was interrupted writes a single character escape byte, the tick hook will write the colon command, which will be interpreted as a character to write to screen. This is all happening very fast, so even if garbage data is written to the screen, within a 5 or 10Hz period, it is overwritten with another command. Another reason why we may not be seeing any bad behavior is because while the tick ISR is happening at 500Hz, we use a software clock divider to do some logic at 1Hz. This means that the race condition only has a chance to fire every second, and if the chance for the data race to actually occur is very low, it may take thousands or even millions of seconds for the split second bug to occur.</text:p>
      <text:p text:style-name="Standard"/>
      <text:p text:style-name="P1">Code:</text:p>
      <text:p text:style-name="P7">main.c</text:p>
      <text:p text:style-name="P9">/*</text:p>
      <text:p text:style-name="P9"><text:s/>* Project: Lab4 SPI seven segment display, with multiple tasks</text:p>
      <text:p text:style-name="P9"><text:s/>*</text:p>
      <text:p text:style-name="P9"><text:s/>* Authors: Matt Zimmerer, Daniel Jennings</text:p>
      <text:p text:style-name="P9"><text:s/>*</text:p>
      <text:p text:style-name="P9"><text:s/>* Version: Lab04 version 1.0</text:p>
      <text:p text:style-name="P9"><text:s/>*/</text:p>
      <text:p text:style-name="P3"/>
      <text:p text:style-name="P10">#define F_CPU 8000000L</text:p>
      <text:p text:style-name="P10">#include &lt;stdint.h&gt;</text:p>
      <text:p text:style-name="P10">#include &lt;avr/io.h&gt;</text:p>
      <text:p text:style-name="P10">#include &lt;util/delay.h&gt;</text:p>
      <text:p text:style-name="P10">#include "FreeRTOS.h"</text:p>
      <text:p text:style-name="P10">#include "semphr.h"</text:p>
      <text:p text:style-name="P10">#include "task.h"</text:p>
      <text:p text:style-name="P10">#include "spi_sseg.h"</text:p>
      <text:p text:style-name="P3"/>
      <text:p text:style-name="P9">// LED definitions</text:p>
      <text:p text:style-name="P10">#define LEDDDR <text:s/>DDRF</text:p>
      <text:p text:style-name="P10">#define LEDPORT PORTF</text:p>
      <text:p text:style-name="P10">#define LED0 <text:s text:c="3"/>(1&lt;&lt;PF0)</text:p>
      <text:p text:style-name="P10">#define LED2 <text:s text:c="3"/>(1&lt;&lt;PF2)</text:p>
      <text:p text:style-name="P3"/>
      <text:p text:style-name="P2"><text:span text:style-name="T5">typedef</text:span><text:span text:style-name="T4"> </text:span><text:span text:style-name="T5">const</text:span><text:span text:style-name="T4"> </text:span><text:span text:style-name="T9">signed</text:span><text:span text:style-name="T4"> </text:span><text:span text:style-name="T9">char</text:span><text:span text:style-name="T4"> </text:span><text:span text:style-name="T5">*</text:span><text:span text:style-name="T4"> </text:span><text:span text:style-name="T3">cscharp;</text:span></text:p>
      <text:p text:style-name="P3"/>
      <text:p text:style-name="P2"><text:span text:style-name="T5">typedef</text:span><text:span text:style-name="T4"> </text:span><text:span text:style-name="T5">struct</text:span><text:span text:style-name="T4"> </text:span><text:span text:style-name="T3">taskJob</text:span><text:span text:style-name="T4"> </text:span><text:span text:style-name="T3">{</text:span></text:p>
      <text:p text:style-name="P2"><text:span text:style-name="T4">   </text:span><text:span text:style-name="T9">uint16_t</text:span><text:span text:style-name="T4"> </text:span><text:span text:style-name="T3">period;</text:span><text:span text:style-name="T4"> <text:s/></text:span><text:span text:style-name="T1">// The period to blink the LED (square wave period)</text:span></text:p>
      <text:p text:style-name="P2"><text:span text:style-name="T4">   </text:span><text:span text:style-name="T9">uint8_t</text:span><text:span text:style-name="T4"> </text:span><text:span text:style-name="T3">LED;</text:span><text:span text:style-name="T4"> <text:s text:c="5"/></text:span><text:span text:style-name="T1">// The LED to blink</text:span></text:p>
      <text:p text:style-name="P2"><text:span text:style-name="T4">   </text:span><text:span text:style-name="T9">uint8_t</text:span><text:span text:style-name="T4"> </text:span><text:span text:style-name="T3">dispSide;</text:span><text:span text:style-name="T4"> </text:span><text:span text:style-name="T1">// 0 is left, 1 is right</text:span></text:p>
      <text:p text:style-name="P2"><text:span text:style-name="T4">   </text:span><text:span text:style-name="T9">uint8_t</text:span><text:span text:style-name="T4"> </text:span><text:span text:style-name="T3">counter;</text:span><text:span text:style-name="T4"> <text:s/></text:span><text:span text:style-name="T1">// The state transition count</text:span></text:p>
      <text:p text:style-name="P2"><text:span text:style-name="T3">}</text:span><text:span text:style-name="T4"> </text:span><text:span text:style-name="T3">Job;</text:span></text:p>
      <text:p text:style-name="P3"/>
      <text:p text:style-name="P2"><text:span text:style-name="T9">void</text:span><text:span text:style-name="T4"> </text:span><text:span text:style-name="T11">Blink</text:span><text:span text:style-name="T3">(</text:span><text:span text:style-name="T9">void</text:span><text:span text:style-name="T4"> </text:span><text:span text:style-name="T5">*</text:span><text:span text:style-name="T3">tArgs);</text:span></text:p>
      <text:p text:style-name="P3"/>
      <text:p text:style-name="P2"><text:span text:style-name="T5">static</text:span><text:span text:style-name="T4"> </text:span><text:span text:style-name="T3">xSemaphoreHandle</text:span><text:span text:style-name="T4"> </text:span><text:span text:style-name="T3">rSSEG;</text:span></text:p>
      <text:p text:style-name="P3"/>
      <text:p text:style-name="P2"><text:span text:style-name="T9">int</text:span><text:span text:style-name="T4"> </text:span><text:span text:style-name="T11">main</text:span><text:span text:style-name="T3">(</text:span><text:span text:style-name="T9">void</text:span><text:span text:style-name="T3">)</text:span></text:p>
      <text:p text:style-name="P11">{</text:p>
      <text:p text:style-name="P2"><text:span text:style-name="T4">   </text:span><text:span text:style-name="T3">Job</text:span><text:span text:style-name="T4"> </text:span><text:span text:style-name="T3">job5Hz</text:span><text:span text:style-name="T4"> </text:span><text:span text:style-name="T5">=</text:span><text:span text:style-name="T4"> </text:span><text:span text:style-name="T3">{</text:span><text:span text:style-name="T13">200</text:span><text:span text:style-name="T3">,</text:span><text:span text:style-name="T4"> </text:span><text:span text:style-name="T3">LED0,</text:span><text:span text:style-name="T4"> </text:span><text:span text:style-name="T13">0</text:span><text:span text:style-name="T3">,</text:span><text:span text:style-name="T4"> </text:span><text:span text:style-name="T13">0</text:span><text:span text:style-name="T3">};</text:span><text:span text:style-name="T4"> <text:s/></text:span><text:span text:style-name="T1">// LED0 Blinks at 5Hz, displays on left</text:span></text:p>
      <text:p text:style-name="P2"><text:span text:style-name="T4">   </text:span><text:span text:style-name="T3">Job</text:span><text:span text:style-name="T4"> </text:span><text:span text:style-name="T3">job10Hz</text:span><text:span text:style-name="T4"> </text:span><text:span text:style-name="T5">=</text:span><text:span text:style-name="T4"> </text:span><text:span text:style-name="T3">{</text:span><text:span text:style-name="T13">100</text:span><text:span text:style-name="T3">,</text:span><text:span text:style-name="T4"> </text:span><text:span text:style-name="T3">LED2,</text:span><text:span text:style-name="T4"> </text:span><text:span text:style-name="T13">1</text:span><text:span text:style-name="T3">,</text:span><text:span text:style-name="T4"> </text:span><text:span text:style-name="T13">0</text:span><text:span text:style-name="T3">};</text:span><text:span text:style-name="T4"> </text:span><text:span text:style-name="T1">// LED2 Blinks at 10Hz, displays on right</text:span></text:p>
      <text:p text:style-name="P3"/>
      <text:p text:style-name="P2"><text:span text:style-name="T4">   </text:span><text:span text:style-name="T1">// Set data direction register for LEDs</text:span></text:p>
      <text:p text:style-name="P2"><text:span text:style-name="T4">   </text:span><text:span text:style-name="T3">LEDDDR</text:span><text:span text:style-name="T4"> </text:span><text:span text:style-name="T5">=</text:span><text:span text:style-name="T4"> </text:span><text:span text:style-name="T3">LED0</text:span><text:span text:style-name="T4"> </text:span><text:span text:style-name="T5">|</text:span><text:span text:style-name="T4"> </text:span><text:span text:style-name="T3">LED2;</text:span></text:p>
      <text:p text:style-name="P3"/>
      <text:p text:style-name="P2"><text:span text:style-name="T4">   </text:span><text:span text:style-name="T1">// Initialize SSEG display</text:span></text:p>
      <text:p text:style-name="P2"><text:span text:style-name="T4">   </text:span><text:span text:style-name="T3">_delay_ms(</text:span><text:span text:style-name="T13">100</text:span><text:span text:style-name="T3">);</text:span><text:span text:style-name="T4"> </text:span><text:span text:style-name="T1">// Give the SSEG a grace period</text:span></text:p>
      <text:p text:style-name="P2"><text:span text:style-name="T4">   </text:span><text:span text:style-name="T3">SPI_MasterInit();</text:span><text:span text:style-name="T4"> </text:span><text:span text:style-name="T1">// Initialze ATMEGA spi interface</text:span></text:p>
      <text:p text:style-name="P2"><text:span text:style-name="T4">   </text:span><text:span text:style-name="T3">SSEG_Set_Brightness(</text:span><text:span text:style-name="T13">0</text:span><text:span text:style-name="T3">);</text:span><text:span text:style-name="T4"> </text:span><text:span text:style-name="T1">// Set brightness to max</text:span></text:p>
      <text:p text:style-name="P2"><text:span text:style-name="T4">   </text:span><text:span text:style-name="T3">SSEG_Reset();</text:span><text:span text:style-name="T4"> </text:span><text:span text:style-name="T1">// Reset the SSEG device</text:span></text:p>
      <text:p text:style-name="P3"/>
      <text:p text:style-name="P2"><text:span text:style-name="T4">   </text:span><text:span text:style-name="T1">// Create SSEG resource semaphore</text:span></text:p>
      <text:p text:style-name="P2"><text:span text:style-name="T4">   </text:span><text:span text:style-name="T3">vSemaphoreCreateBinary(rSSEG);</text:span></text:p>
      <text:p text:style-name="P3"/>
      <text:p text:style-name="P2"><text:span text:style-name="T4">   </text:span><text:span text:style-name="T1">// Creat the LED Blinky tasks</text:span></text:p>
      <text:p text:style-name="P2"><text:span text:style-name="T4">   </text:span><text:span text:style-name="T3">xTaskCreate(Blink,</text:span><text:span text:style-name="T4"> </text:span><text:span text:style-name="T3">(cscharp)</text:span><text:span text:style-name="T4"> </text:span><text:span text:style-name="T15">"5HZ"</text:span><text:span text:style-name="T3">,</text:span><text:span text:style-name="T4"> </text:span><text:span text:style-name="T13">100</text:span><text:span text:style-name="T3">,</text:span><text:span text:style-name="T4"> </text:span><text:span text:style-name="T3">(</text:span><text:span text:style-name="T9">void</text:span><text:span text:style-name="T5">*</text:span><text:span text:style-name="T3">)</text:span><text:span text:style-name="T4"> </text:span><text:span text:style-name="T5">&amp;</text:span><text:span text:style-name="T3">job5Hz,</text:span><text:span text:style-name="T4"> </text:span><text:span text:style-name="T13">1</text:span><text:span text:style-name="T3">,</text:span><text:span text:style-name="T4"> </text:span><text:span text:style-name="T16">NULL</text:span><text:span text:style-name="T3">);</text:span></text:p>
      <text:p text:style-name="P2"><text:span text:style-name="T4">   </text:span><text:span text:style-name="T3">xTaskCreate(Blink,</text:span><text:span text:style-name="T4"> </text:span><text:span text:style-name="T3">(cscharp)</text:span><text:span text:style-name="T4"> </text:span><text:span text:style-name="T15">"10HZ"</text:span><text:span text:style-name="T3">,</text:span><text:span text:style-name="T4"> </text:span><text:span text:style-name="T13">100</text:span><text:span text:style-name="T3">,</text:span><text:span text:style-name="T4"> </text:span><text:span text:style-name="T3">(</text:span><text:span text:style-name="T9">void</text:span><text:span text:style-name="T5">*</text:span><text:span text:style-name="T3">)</text:span><text:span text:style-name="T4"> </text:span><text:span text:style-name="T5">&amp;</text:span><text:span text:style-name="T3">job10Hz,</text:span><text:span text:style-name="T4"> </text:span><text:span text:style-name="T13">1</text:span><text:span text:style-name="T3">,</text:span><text:span text:style-name="T4"> </text:span><text:span text:style-name="T16">NULL</text:span><text:span text:style-name="T3">);</text:span></text:p>
      <text:p text:style-name="P3"/>
      <text:p text:style-name="P2"><text:span text:style-name="T4">   </text:span><text:span text:style-name="T1">// Kick off the scheduler</text:span></text:p>
      <text:p text:style-name="P2"><text:span text:style-name="T4">   </text:span><text:span text:style-name="T3">vTaskStartScheduler();</text:span></text:p>
      <text:p text:style-name="P3"/>
      <text:p text:style-name="P2"><text:span text:style-name="T4">   </text:span><text:span text:style-name="T5">return</text:span><text:span text:style-name="T4"> </text:span><text:span text:style-name="T13">0</text:span><text:span text:style-name="T3">;</text:span></text:p>
      <text:p text:style-name="P11">}</text:p>
      <text:p text:style-name="P3"/>
      <text:p text:style-name="P9">// Tick rate is configured for 500Hz, so toggling the LED every 250th call</text:p>
      <text:p text:style-name="P9"><text:soft-page-break/>// will yield 1Hz</text:p>
      <text:p text:style-name="P2"><text:span text:style-name="T9">void</text:span><text:span text:style-name="T4"> </text:span><text:span text:style-name="T11">vApplicationTickHook</text:span><text:span text:style-name="T3">()</text:span></text:p>
      <text:p text:style-name="P11">{</text:p>
      <text:p text:style-name="P2"><text:span text:style-name="T4">   </text:span><text:span text:style-name="T1">// Higher priority task worken = false</text:span></text:p>
      <text:p text:style-name="P2"><text:span text:style-name="T4">   </text:span><text:span text:style-name="T5">static</text:span><text:span text:style-name="T4"> </text:span><text:span text:style-name="T3">portBASE_TYPE</text:span><text:span text:style-name="T4"> </text:span><text:span text:style-name="T3">xHPTW</text:span><text:span text:style-name="T4"> </text:span><text:span text:style-name="T5">=</text:span><text:span text:style-name="T4"> </text:span><text:span text:style-name="T3">pdFALSE;</text:span></text:p>
      <text:p text:style-name="P2"><text:span text:style-name="T4">   </text:span><text:span text:style-name="T5">static</text:span><text:span text:style-name="T4"> </text:span><text:span text:style-name="T9">uint8_t</text:span><text:span text:style-name="T4"> </text:span><text:span text:style-name="T3">colonState</text:span><text:span text:style-name="T4"> </text:span><text:span text:style-name="T5">=</text:span><text:span text:style-name="T4"> </text:span><text:span text:style-name="T13">0</text:span><text:span text:style-name="T3">;</text:span></text:p>
      <text:p text:style-name="P2"><text:span text:style-name="T4">   </text:span><text:span text:style-name="T5">static</text:span><text:span text:style-name="T4"> </text:span><text:span text:style-name="T9">uint16_t</text:span><text:span text:style-name="T4"> </text:span><text:span text:style-name="T3">counter</text:span><text:span text:style-name="T4"> </text:span><text:span text:style-name="T5">=</text:span><text:span text:style-name="T4"> </text:span><text:span text:style-name="T13">0</text:span><text:span text:style-name="T3">;</text:span></text:p>
      <text:p text:style-name="P3"/>
      <text:p text:style-name="P2"><text:span text:style-name="T4">   </text:span><text:span text:style-name="T1">// Reduce the frequency of this code</text:span></text:p>
      <text:p text:style-name="P2"><text:span text:style-name="T4">   </text:span><text:span text:style-name="T5">if</text:span><text:span text:style-name="T4"> </text:span><text:span text:style-name="T3">(</text:span><text:span text:style-name="T5">++</text:span><text:span text:style-name="T3">counter</text:span><text:span text:style-name="T4"> </text:span><text:span text:style-name="T5">==</text:span><text:span text:style-name="T4"> </text:span><text:span text:style-name="T13">250</text:span><text:span text:style-name="T3">)</text:span><text:span text:style-name="T4"> </text:span><text:span text:style-name="T3">{</text:span></text:p>
      <text:p text:style-name="P3"/>
      <text:p text:style-name="P2"><text:span text:style-name="T4">      </text:span><text:span text:style-name="T1">// Take the SSEG resource semaphore</text:span></text:p>
      <text:p text:style-name="P2"><text:span text:style-name="T4">      </text:span><text:span text:style-name="T3">xSemaphoreTakeFromISR(rSSEG,</text:span><text:span text:style-name="T4"> </text:span><text:span text:style-name="T5">&amp;</text:span><text:span text:style-name="T3">xHPTW);</text:span></text:p>
      <text:p text:style-name="P3"/>
      <text:p text:style-name="P2"><text:span text:style-name="T4">      </text:span><text:span text:style-name="T1">// Toggle colon state</text:span></text:p>
      <text:p text:style-name="P2"><text:span text:style-name="T4">      </text:span><text:span text:style-name="T5">if</text:span><text:span text:style-name="T4"> </text:span><text:span text:style-name="T3">(colonState</text:span><text:span text:style-name="T4"> </text:span><text:span text:style-name="T5">^=</text:span><text:span text:style-name="T4"> </text:span><text:span text:style-name="T13">1</text:span><text:span text:style-name="T3">)</text:span></text:p>
      <text:p text:style-name="P2"><text:span text:style-name="T4">         </text:span><text:span text:style-name="T3">SSEG_Write_Decimal_Point(</text:span><text:span text:style-name="T13">4</text:span><text:span text:style-name="T3">);</text:span></text:p>
      <text:p text:style-name="P2"><text:span text:style-name="T4">      </text:span><text:span text:style-name="T5">else</text:span></text:p>
      <text:p text:style-name="P2"><text:span text:style-name="T4">         </text:span><text:span text:style-name="T3">SSEG_Clear_Decimal_Point(</text:span><text:span text:style-name="T13">4</text:span><text:span text:style-name="T3">);</text:span></text:p>
      <text:p text:style-name="P3"/>
      <text:p text:style-name="P2"><text:span text:style-name="T4">      </text:span><text:span text:style-name="T1">// Release the SSEG resource semaphore</text:span></text:p>
      <text:p text:style-name="P2"><text:span text:style-name="T4">      </text:span><text:span text:style-name="T3">xSemaphoreGiveFromISR(rSSEG,</text:span><text:span text:style-name="T4"> </text:span><text:span text:style-name="T5">&amp;</text:span><text:span text:style-name="T3">xHPTW);</text:span></text:p>
      <text:p text:style-name="P3"/>
      <text:p text:style-name="P2"><text:span text:style-name="T4">      </text:span><text:span text:style-name="T3">counter</text:span><text:span text:style-name="T4"> </text:span><text:span text:style-name="T5">=</text:span><text:span text:style-name="T4"> </text:span><text:span text:style-name="T13">0</text:span><text:span text:style-name="T3">;</text:span></text:p>
      <text:p text:style-name="P2"><text:span text:style-name="T4">   </text:span><text:span text:style-name="T3">}</text:span></text:p>
      <text:p text:style-name="P11">}</text:p>
      <text:p text:style-name="P3"/>
      <text:p text:style-name="P2"><text:span text:style-name="T9">void</text:span><text:span text:style-name="T4"> </text:span><text:span text:style-name="T11">Blink</text:span><text:span text:style-name="T3">(</text:span><text:span text:style-name="T9">void</text:span><text:span text:style-name="T4"> </text:span><text:span text:style-name="T5">*</text:span><text:span text:style-name="T3">tArgs)</text:span></text:p>
      <text:p text:style-name="P11">{</text:p>
      <text:p text:style-name="P2"><text:span text:style-name="T4">   </text:span><text:span text:style-name="T3">Job</text:span><text:span text:style-name="T4"> </text:span><text:span text:style-name="T5">*</text:span><text:span text:style-name="T3">currJob</text:span><text:span text:style-name="T4"> </text:span><text:span text:style-name="T5">=</text:span><text:span text:style-name="T4"> </text:span><text:span text:style-name="T3">(Job</text:span><text:span text:style-name="T5">*</text:span><text:span text:style-name="T3">)</text:span><text:span text:style-name="T4"> </text:span><text:span text:style-name="T3">tArgs;</text:span></text:p>
      <text:p text:style-name="P3"/>
      <text:p text:style-name="P2"><text:span text:style-name="T4">   </text:span><text:span text:style-name="T5">for</text:span><text:span text:style-name="T4"> </text:span><text:span text:style-name="T3">(;;)</text:span><text:span text:style-name="T4"> </text:span><text:span text:style-name="T3">{</text:span></text:p>
      <text:p text:style-name="P3"/>
      <text:p text:style-name="P2"><text:span text:style-name="T4">      </text:span><text:span text:style-name="T1">// Toggle target LED</text:span></text:p>
      <text:p text:style-name="P2"><text:span text:style-name="T4">      </text:span><text:span text:style-name="T3">LEDPORT</text:span><text:span text:style-name="T4"> </text:span><text:span text:style-name="T5">^=</text:span><text:span text:style-name="T4"> </text:span><text:span text:style-name="T3">currJob</text:span><text:span text:style-name="T5">-&gt;</text:span><text:span text:style-name="T3">LED;</text:span></text:p>
      <text:p text:style-name="P3"/>
      <text:p text:style-name="P2"><text:span text:style-name="T4">      </text:span><text:span text:style-name="T1">// Take the SSEG resources</text:span></text:p>
      <text:p text:style-name="P2"><text:span text:style-name="T4">      </text:span><text:span text:style-name="T3">xSemaphoreTake(rSSEG,</text:span><text:span text:style-name="T4"> </text:span><text:span text:style-name="T3">portMAX_DELAY);</text:span></text:p>
      <text:p text:style-name="P3"/>
      <text:p text:style-name="P2"><text:span text:style-name="T4">      </text:span><text:span text:style-name="T1">// Increment the state counter</text:span></text:p>
      <text:p text:style-name="P2"><text:span text:style-name="T4">      </text:span><text:span text:style-name="T3">currJob</text:span><text:span text:style-name="T5">-&gt;</text:span><text:span text:style-name="T3">counter</text:span><text:span text:style-name="T5">++</text:span><text:span text:style-name="T3">;</text:span></text:p>
      <text:p text:style-name="P2"><text:span text:style-name="T4">      </text:span><text:span text:style-name="T5">if</text:span><text:span text:style-name="T4"> </text:span><text:span text:style-name="T3">(currJob</text:span><text:span text:style-name="T5">-&gt;</text:span><text:span text:style-name="T3">counter</text:span><text:span text:style-name="T4"> </text:span><text:span text:style-name="T5">&gt;=</text:span><text:span text:style-name="T4"> </text:span><text:span text:style-name="T13">100</text:span><text:span text:style-name="T3">)</text:span></text:p>
      <text:p text:style-name="P2"><text:span text:style-name="T4">         </text:span><text:span text:style-name="T3">currJob</text:span><text:span text:style-name="T5">-&gt;</text:span><text:span text:style-name="T3">counter</text:span><text:span text:style-name="T4"> </text:span><text:span text:style-name="T5">=</text:span><text:span text:style-name="T4"> </text:span><text:span text:style-name="T13">0</text:span><text:span text:style-name="T3">;</text:span></text:p>
      <text:p text:style-name="P3"/>
      <text:p text:style-name="P2"><text:span text:style-name="T4">      </text:span><text:span text:style-name="T1">// Display counter value on correct side of SSEG</text:span></text:p>
      <text:p text:style-name="P2"><text:span text:style-name="T4">      </text:span><text:span text:style-name="T5">if</text:span><text:span text:style-name="T4"> </text:span><text:span text:style-name="T3">(currJob</text:span><text:span text:style-name="T5">-&gt;</text:span><text:span text:style-name="T3">dispSide</text:span><text:span text:style-name="T4"> </text:span><text:span text:style-name="T5">==</text:span><text:span text:style-name="T4"> </text:span><text:span text:style-name="T13">0</text:span><text:span text:style-name="T3">)</text:span></text:p>
      <text:p text:style-name="P2"><text:span text:style-name="T4">         </text:span><text:span text:style-name="T3">SSEG_Write_left_digits(currJob</text:span><text:span text:style-name="T5">-&gt;</text:span><text:span text:style-name="T3">counter);</text:span></text:p>
      <text:p text:style-name="P2"><text:span text:style-name="T4">      </text:span><text:span text:style-name="T5">else</text:span></text:p>
      <text:p text:style-name="P2"><text:span text:style-name="T4">         </text:span><text:span text:style-name="T3">SSEG_Write_right_digits(currJob</text:span><text:span text:style-name="T5">-&gt;</text:span><text:span text:style-name="T3">counter);</text:span></text:p>
      <text:p text:style-name="P3">      </text:p>
      <text:p text:style-name="P2"><text:span text:style-name="T4">      </text:span><text:span text:style-name="T1">// Release the SSEG resources</text:span></text:p>
      <text:p text:style-name="P2"><text:span text:style-name="T4">      </text:span><text:span text:style-name="T3">xSemaphoreGive(rSSEG);</text:span></text:p>
      <text:p text:style-name="P3"/>
      <text:p text:style-name="P2"><text:span text:style-name="T4">      </text:span><text:span text:style-name="T1">// Delay a half period</text:span></text:p>
      <text:p text:style-name="P2"><text:span text:style-name="T4">      </text:span><text:span text:style-name="T3">vTaskDelay((currJob</text:span><text:span text:style-name="T5">-&gt;</text:span><text:span text:style-name="T3">period</text:span><text:span text:style-name="T5">/</text:span><text:span text:style-name="T13">2</text:span><text:span text:style-name="T3">)</text:span><text:span text:style-name="T5">/</text:span><text:span text:style-name="T3">portTICK_RATE_MS);</text:span></text:p>
      <text:p text:style-name="P2"><text:span text:style-name="T4">   </text:span><text:span text:style-name="T3">}</text:span></text:p>
      <text:p text:style-name="P11">}</text:p>
      <text:p text:style-name="Standard"/>
      <text:p text:style-name="Standard"/>
      <text:p text:style-name="P14">spi_sseg.c</text:p>
      <text:p text:style-name="P4"><text:span text:style-name="cp"><text:span text:style-name="T8">#include &lt;avr/io.h&gt;</text:span></text:span></text:p>
      <text:p text:style-name="P4"><text:span text:style-name="cp"><text:span text:style-name="T8">#include "spi_sseg.h"</text:span></text:span></text:p>
      <text:p text:style-name="P5"/>
      <text:p text:style-name="P4"><text:span text:style-name="c1"><text:span text:style-name="T2">// Generic structure for LUT</text:span></text:span></text:p>
      <text:p text:style-name="P4"><text:span text:style-name="k"><text:span text:style-name="T7">typedef</text:span></text:span><text:span text:style-name="T6"> </text:span><text:span text:style-name="k"><text:span text:style-name="T7">struct</text:span></text:span><text:span text:style-name="T6"> </text:span><text:span text:style-name="n"><text:span text:style-name="T6">Command</text:span></text:span><text:span text:style-name="T6"> </text:span><text:span text:style-name="p"><text:span text:style-name="T6">{</text:span></text:span></text:p>
      <text:p text:style-name="P4"><text:span text:style-name="T6">   </text:span><text:span text:style-name="kt"><text:span text:style-name="T10">uint8_t</text:span></text:span><text:span text:style-name="T6"> </text:span><text:span text:style-name="n"><text:span text:style-name="T6">input</text:span></text:span><text:span text:style-name="p"><text:span text:style-name="T6">;</text:span></text:span></text:p>
      <text:p text:style-name="P4"><text:span text:style-name="T6">   </text:span><text:span text:style-name="kt"><text:span text:style-name="T10">uint8_t</text:span></text:span><text:span text:style-name="T6"> </text:span><text:span text:style-name="n"><text:span text:style-name="T6">command</text:span></text:span><text:span text:style-name="p"><text:span text:style-name="T6">;</text:span></text:span></text:p>
      <text:p text:style-name="P4"><text:span text:style-name="p"><text:span text:style-name="T6">}</text:span></text:span><text:span text:style-name="T6"> </text:span><text:span text:style-name="n"><text:span text:style-name="T6">Command</text:span></text:span><text:span text:style-name="p"><text:span text:style-name="T6">;</text:span></text:span></text:p>
      <text:p text:style-name="P5"/>
      <text:p text:style-name="P4"><text:span text:style-name="c1"><text:span text:style-name="T2">// Single digit command LUT</text:span></text:span></text:p>
      <text:p text:style-name="P4"><text:span text:style-name="n"><text:span text:style-name="T6">Command</text:span></text:span><text:span text:style-name="T6"> </text:span><text:span text:style-name="n"><text:span text:style-name="T6">digitCommands</text:span></text:span><text:span text:style-name="p"><text:span text:style-name="T6">[]</text:span></text:span><text:span text:style-name="T6"> </text:span><text:span text:style-name="o"><text:span text:style-name="T7">=</text:span></text:span><text:span text:style-name="T6"> </text:span><text:span text:style-name="p"><text:span text:style-name="T6">{</text:span></text:span></text:p>
      <text:p text:style-name="P4"><text:span text:style-name="T6">   </text:span><text:span text:style-name="p"><text:span text:style-name="T6">{</text:span></text:span><text:span text:style-name="mi"><text:span text:style-name="T14">1</text:span></text:span><text:span text:style-name="p"><text:span text:style-name="T6">,</text:span></text:span><text:span text:style-name="T6"> </text:span><text:span text:style-name="n"><text:span text:style-name="T6">SSEG_DIG1</text:span></text:span><text:span text:style-name="p"><text:span text:style-name="T6">},</text:span></text:span></text:p>
      <text:p text:style-name="P4"><text:span text:style-name="T6">   </text:span><text:span text:style-name="p"><text:span text:style-name="T6">{</text:span></text:span><text:span text:style-name="mi"><text:span text:style-name="T14">2</text:span></text:span><text:span text:style-name="p"><text:span text:style-name="T6">,</text:span></text:span><text:span text:style-name="T6"> </text:span><text:span text:style-name="n"><text:span text:style-name="T6">SSEG_DIG2</text:span></text:span><text:span text:style-name="p"><text:span text:style-name="T6">},</text:span></text:span></text:p>
      <text:p text:style-name="P4"><text:span text:style-name="T6">   </text:span><text:span text:style-name="p"><text:span text:style-name="T6">{</text:span></text:span><text:span text:style-name="mi"><text:span text:style-name="T14">3</text:span></text:span><text:span text:style-name="p"><text:span text:style-name="T6">,</text:span></text:span><text:span text:style-name="T6"> </text:span><text:span text:style-name="n"><text:span text:style-name="T6">SSEG_DIG3</text:span></text:span><text:span text:style-name="p"><text:span text:style-name="T6">},</text:span></text:span></text:p>
      <text:p text:style-name="P4"><text:span text:style-name="T6">   </text:span><text:span text:style-name="p"><text:span text:style-name="T6">{</text:span></text:span><text:span text:style-name="mi"><text:span text:style-name="T14">4</text:span></text:span><text:span text:style-name="p"><text:span text:style-name="T6">,</text:span></text:span><text:span text:style-name="T6"> </text:span><text:span text:style-name="n"><text:span text:style-name="T6">SSEG_DIG4</text:span></text:span><text:span text:style-name="p"><text:span text:style-name="T6">},</text:span></text:span></text:p>
      <text:p text:style-name="P4"><text:span text:style-name="T6">   </text:span><text:span text:style-name="p"><text:span text:style-name="T6">{</text:span></text:span><text:span text:style-name="mi"><text:span text:style-name="T14">0</text:span></text:span><text:span text:style-name="p"><text:span text:style-name="T6">,</text:span></text:span><text:span text:style-name="T6"> </text:span><text:span text:style-name="mi"><text:span text:style-name="T14">0</text:span></text:span><text:span text:style-name="p"><text:span text:style-name="T6">}</text:span></text:span></text:p>
      <text:p text:style-name="P4"><text:span text:style-name="p"><text:span text:style-name="T6">};</text:span></text:span></text:p>
      <text:p text:style-name="P5"/>
      <text:p text:style-name="P4"><text:span text:style-name="c1"><text:span text:style-name="T2">// Single digit value LUT</text:span></text:span></text:p>
      <text:p text:style-name="P4"><text:span text:style-name="n"><text:span text:style-name="T6">Command</text:span></text:span><text:span text:style-name="T6"> </text:span><text:span text:style-name="n"><text:span text:style-name="T6">valueCommands</text:span></text:span><text:span text:style-name="p"><text:span text:style-name="T6">[]</text:span></text:span><text:span text:style-name="T6"> </text:span><text:span text:style-name="o"><text:span text:style-name="T7">=</text:span></text:span><text:span text:style-name="T6"> </text:span><text:span text:style-name="p"><text:span text:style-name="T6">{</text:span></text:span></text:p>
      <text:p text:style-name="P4"><text:span text:style-name="T6">   </text:span><text:span text:style-name="p"><text:span text:style-name="T6">{</text:span></text:span><text:span text:style-name="mi"><text:span text:style-name="T14">0</text:span></text:span><text:span text:style-name="p"><text:span text:style-name="T6">,</text:span></text:span><text:span text:style-name="T6"> </text:span><text:span text:style-name="n"><text:span text:style-name="T6">SSEG_0</text:span></text:span><text:span text:style-name="p"><text:span text:style-name="T6">},</text:span></text:span></text:p>
      <text:p text:style-name="P4"><text:span text:style-name="T6">   </text:span><text:span text:style-name="p"><text:span text:style-name="T6">{</text:span></text:span><text:span text:style-name="mi"><text:span text:style-name="T14">1</text:span></text:span><text:span text:style-name="p"><text:span text:style-name="T6">,</text:span></text:span><text:span text:style-name="T6"> </text:span><text:span text:style-name="n"><text:span text:style-name="T6">SSEG_1</text:span></text:span><text:span text:style-name="p"><text:span text:style-name="T6">},</text:span></text:span></text:p>
      <text:p text:style-name="P4"><text:span text:style-name="T6">   </text:span><text:span text:style-name="p"><text:span text:style-name="T6">{</text:span></text:span><text:span text:style-name="mi"><text:span text:style-name="T14">2</text:span></text:span><text:span text:style-name="p"><text:span text:style-name="T6">,</text:span></text:span><text:span text:style-name="T6"> </text:span><text:span text:style-name="n"><text:span text:style-name="T6">SSEG_2</text:span></text:span><text:span text:style-name="p"><text:span text:style-name="T6">},</text:span></text:span></text:p>
      <text:p text:style-name="P4"><text:span text:style-name="T6">   </text:span><text:span text:style-name="p"><text:span text:style-name="T6">{</text:span></text:span><text:span text:style-name="mi"><text:span text:style-name="T14">3</text:span></text:span><text:span text:style-name="p"><text:span text:style-name="T6">,</text:span></text:span><text:span text:style-name="T6"> </text:span><text:span text:style-name="n"><text:span text:style-name="T6">SSEG_3</text:span></text:span><text:span text:style-name="p"><text:span text:style-name="T6">},</text:span></text:span></text:p>
      <text:p text:style-name="P4"><text:span text:style-name="T6">   </text:span><text:span text:style-name="p"><text:span text:style-name="T6">{</text:span></text:span><text:span text:style-name="mi"><text:span text:style-name="T14">4</text:span></text:span><text:span text:style-name="p"><text:span text:style-name="T6">,</text:span></text:span><text:span text:style-name="T6"> </text:span><text:span text:style-name="n"><text:span text:style-name="T6">SSEG_4</text:span></text:span><text:span text:style-name="p"><text:span text:style-name="T6">},</text:span></text:span></text:p>
      <text:p text:style-name="P4"><text:span text:style-name="T6">   </text:span><text:span text:style-name="p"><text:span text:style-name="T6">{</text:span></text:span><text:span text:style-name="mi"><text:span text:style-name="T14">5</text:span></text:span><text:span text:style-name="p"><text:span text:style-name="T6">,</text:span></text:span><text:span text:style-name="T6"> </text:span><text:span text:style-name="n"><text:span text:style-name="T6">SSEG_5</text:span></text:span><text:span text:style-name="p"><text:span text:style-name="T6">},</text:span></text:span></text:p>
      <text:p text:style-name="P4"><text:span text:style-name="T6">   </text:span><text:span text:style-name="p"><text:span text:style-name="T6">{</text:span></text:span><text:span text:style-name="mi"><text:span text:style-name="T14">6</text:span></text:span><text:span text:style-name="p"><text:span text:style-name="T6">,</text:span></text:span><text:span text:style-name="T6"> </text:span><text:span text:style-name="n"><text:span text:style-name="T6">SSEG_6</text:span></text:span><text:span text:style-name="p"><text:span text:style-name="T6">},</text:span></text:span></text:p>
      <text:p text:style-name="P4"><text:span text:style-name="T6">   </text:span><text:span text:style-name="p"><text:span text:style-name="T6">{</text:span></text:span><text:span text:style-name="mi"><text:span text:style-name="T14">7</text:span></text:span><text:span text:style-name="p"><text:span text:style-name="T6">,</text:span></text:span><text:span text:style-name="T6"> </text:span><text:span text:style-name="n"><text:span text:style-name="T6">SSEG_7</text:span></text:span><text:span text:style-name="p"><text:span text:style-name="T6">},</text:span></text:span></text:p>
      <text:p text:style-name="P4"><text:span text:style-name="T6">   </text:span><text:span text:style-name="p"><text:span text:style-name="T6">{</text:span></text:span><text:span text:style-name="mi"><text:span text:style-name="T14">8</text:span></text:span><text:span text:style-name="p"><text:span text:style-name="T6">,</text:span></text:span><text:span text:style-name="T6"> </text:span><text:span text:style-name="n"><text:span text:style-name="T6">SSEG_8</text:span></text:span><text:span text:style-name="p"><text:span text:style-name="T6">},</text:span></text:span></text:p>
      <text:p text:style-name="P4"><text:span text:style-name="T6">   </text:span><text:span text:style-name="p"><text:span text:style-name="T6">{</text:span></text:span><text:span text:style-name="mi"><text:span text:style-name="T14">9</text:span></text:span><text:span text:style-name="p"><text:span text:style-name="T6">,</text:span></text:span><text:span text:style-name="T6"> </text:span><text:span text:style-name="n"><text:span text:style-name="T6">SSEG_9</text:span></text:span><text:span text:style-name="p"><text:span text:style-name="T6">},</text:span></text:span></text:p>
      <text:p text:style-name="P4"><text:span text:style-name="T6">   </text:span><text:span text:style-name="p"><text:span text:style-name="T6">{</text:span></text:span><text:span text:style-name="mi"><text:span text:style-name="T14">10</text:span></text:span><text:span text:style-name="p"><text:span text:style-name="T6">,</text:span></text:span><text:span text:style-name="T6"> </text:span><text:span text:style-name="n"><text:span text:style-name="T6">SSEG_A</text:span></text:span><text:span text:style-name="p"><text:span text:style-name="T6">},</text:span></text:span></text:p>
      <text:p text:style-name="P4"><text:span text:style-name="T6">   </text:span><text:span text:style-name="p"><text:span text:style-name="T6">{</text:span></text:span><text:span text:style-name="mi"><text:span text:style-name="T14">11</text:span></text:span><text:span text:style-name="p"><text:span text:style-name="T6">,</text:span></text:span><text:span text:style-name="T6"> </text:span><text:span text:style-name="n"><text:span text:style-name="T6">SSEG_B</text:span></text:span><text:span text:style-name="p"><text:span text:style-name="T6">},</text:span></text:span></text:p>
      <text:p text:style-name="P4"><text:span text:style-name="T6">   </text:span><text:span text:style-name="p"><text:span text:style-name="T6">{</text:span></text:span><text:span text:style-name="mi"><text:span text:style-name="T14">12</text:span></text:span><text:span text:style-name="p"><text:span text:style-name="T6">,</text:span></text:span><text:span text:style-name="T6"> </text:span><text:span text:style-name="n"><text:span text:style-name="T6">SSEG_C</text:span></text:span><text:span text:style-name="p"><text:span text:style-name="T6">},</text:span></text:span></text:p>
      <text:p text:style-name="P4"><text:span text:style-name="T6">   </text:span><text:span text:style-name="p"><text:span text:style-name="T6">{</text:span></text:span><text:span text:style-name="mi"><text:span text:style-name="T14">13</text:span></text:span><text:span text:style-name="p"><text:span text:style-name="T6">,</text:span></text:span><text:span text:style-name="T6"> </text:span><text:span text:style-name="n"><text:span text:style-name="T6">SSEG_D</text:span></text:span><text:span text:style-name="p"><text:span text:style-name="T6">},</text:span></text:span></text:p>
      <text:p text:style-name="P4"><text:span text:style-name="T6">   </text:span><text:span text:style-name="p"><text:span text:style-name="T6">{</text:span></text:span><text:span text:style-name="mi"><text:span text:style-name="T14">14</text:span></text:span><text:span text:style-name="p"><text:span text:style-name="T6">,</text:span></text:span><text:span text:style-name="T6"> </text:span><text:span text:style-name="n"><text:span text:style-name="T6">SSEG_E</text:span></text:span><text:span text:style-name="p"><text:span text:style-name="T6">},</text:span></text:span></text:p>
      <text:p text:style-name="P4"><text:span text:style-name="T6">   </text:span><text:span text:style-name="p"><text:span text:style-name="T6">{</text:span></text:span><text:span text:style-name="mi"><text:span text:style-name="T14">15</text:span></text:span><text:span text:style-name="p"><text:span text:style-name="T6">,</text:span></text:span><text:span text:style-name="T6"> </text:span><text:span text:style-name="n"><text:span text:style-name="T6">SSEG_F</text:span></text:span><text:span text:style-name="p"><text:span text:style-name="T6">},</text:span></text:span></text:p>
      <text:p text:style-name="P4"><text:span text:style-name="T6">   </text:span><text:span text:style-name="p"><text:span text:style-name="T6">{</text:span></text:span><text:span text:style-name="mi"><text:span text:style-name="T14">0</text:span></text:span><text:span text:style-name="p"><text:span text:style-name="T6">,</text:span></text:span><text:span text:style-name="T6"> </text:span><text:span text:style-name="mi"><text:span text:style-name="T14">0</text:span></text:span><text:span text:style-name="p"><text:span text:style-name="T6">}</text:span></text:span></text:p>
      <text:p text:style-name="P4"><text:span text:style-name="p"><text:span text:style-name="T6">};</text:span></text:span></text:p>
      <text:p text:style-name="P5"/>
      <text:p text:style-name="P4"><text:span text:style-name="c1"><text:span text:style-name="T2">// Single decimal command LUT</text:span></text:span></text:p>
      <text:p text:style-name="P4"><text:span text:style-name="n"><text:span text:style-name="T6">Command</text:span></text:span><text:span text:style-name="T6"> </text:span><text:span text:style-name="n"><text:span text:style-name="T6">decimalCommands</text:span></text:span><text:span text:style-name="p"><text:span text:style-name="T6">[]</text:span></text:span><text:span text:style-name="T6"> </text:span><text:span text:style-name="o"><text:span text:style-name="T7">=</text:span></text:span><text:span text:style-name="T6"> </text:span><text:span text:style-name="p"><text:span text:style-name="T6">{</text:span></text:span></text:p>
      <text:p text:style-name="P4"><text:span text:style-name="T6">   </text:span><text:span text:style-name="p"><text:span text:style-name="T6">{</text:span></text:span><text:span text:style-name="mi"><text:span text:style-name="T14">0</text:span></text:span><text:span text:style-name="p"><text:span text:style-name="T6">,</text:span></text:span><text:span text:style-name="T6"> </text:span><text:span text:style-name="n"><text:span text:style-name="T6">SSEG_DP_0</text:span></text:span><text:span text:style-name="p"><text:span text:style-name="T6">},</text:span></text:span></text:p>
      <text:p text:style-name="P4"><text:span text:style-name="T6">   </text:span><text:span text:style-name="p"><text:span text:style-name="T6">{</text:span></text:span><text:span text:style-name="mi"><text:span text:style-name="T14">1</text:span></text:span><text:span text:style-name="p"><text:span text:style-name="T6">,</text:span></text:span><text:span text:style-name="T6"> </text:span><text:span text:style-name="n"><text:span text:style-name="T6">SSEG_DP_1</text:span></text:span><text:span text:style-name="p"><text:span text:style-name="T6">},</text:span></text:span></text:p>
      <text:p text:style-name="P4"><text:span text:style-name="T6">   </text:span><text:span text:style-name="p"><text:span text:style-name="T6">{</text:span></text:span><text:span text:style-name="mi"><text:span text:style-name="T14">2</text:span></text:span><text:span text:style-name="p"><text:span text:style-name="T6">,</text:span></text:span><text:span text:style-name="T6"> </text:span><text:span text:style-name="n"><text:span text:style-name="T6">SSEG_DP_2</text:span></text:span><text:span text:style-name="p"><text:span text:style-name="T6">},</text:span></text:span></text:p>
      <text:p text:style-name="P4"><text:span text:style-name="T6">   </text:span><text:span text:style-name="p"><text:span text:style-name="T6">{</text:span></text:span><text:span text:style-name="mi"><text:span text:style-name="T14">3</text:span></text:span><text:span text:style-name="p"><text:span text:style-name="T6">,</text:span></text:span><text:span text:style-name="T6"> </text:span><text:span text:style-name="n"><text:span text:style-name="T6">SSEG_DP_3</text:span></text:span><text:span text:style-name="p"><text:span text:style-name="T6">},</text:span></text:span></text:p>
      <text:p text:style-name="P4"><text:span text:style-name="T6">   </text:span><text:span text:style-name="p"><text:span text:style-name="T6">{</text:span></text:span><text:span text:style-name="mi"><text:span text:style-name="T14">4</text:span></text:span><text:span text:style-name="p"><text:span text:style-name="T6">,</text:span></text:span><text:span text:style-name="T6"> </text:span><text:span text:style-name="n"><text:span text:style-name="T6">SSEG_DP_4</text:span></text:span><text:span text:style-name="p"><text:span text:style-name="T6">},</text:span></text:span></text:p>
      <text:p text:style-name="P4"><text:soft-page-break/><text:span text:style-name="T6">   </text:span><text:span text:style-name="p"><text:span text:style-name="T6">{</text:span></text:span><text:span text:style-name="mi"><text:span text:style-name="T14">5</text:span></text:span><text:span text:style-name="p"><text:span text:style-name="T6">,</text:span></text:span><text:span text:style-name="T6"> </text:span><text:span text:style-name="n"><text:span text:style-name="T6">SSEG_DP_5</text:span></text:span><text:span text:style-name="p"><text:span text:style-name="T6">},</text:span></text:span></text:p>
      <text:p text:style-name="P4"><text:span text:style-name="T6">   </text:span><text:span text:style-name="p"><text:span text:style-name="T6">{</text:span></text:span><text:span text:style-name="mi"><text:span text:style-name="T14">0</text:span></text:span><text:span text:style-name="p"><text:span text:style-name="T6">,</text:span></text:span><text:span text:style-name="T6"> </text:span><text:span text:style-name="mi"><text:span text:style-name="T14">0</text:span></text:span><text:span text:style-name="p"><text:span text:style-name="T6">}</text:span></text:span></text:p>
      <text:p text:style-name="P4"><text:span text:style-name="p"><text:span text:style-name="T6">};</text:span></text:span></text:p>
      <text:p text:style-name="P5"/>
      <text:p text:style-name="P4"><text:span text:style-name="k"><text:span text:style-name="T7">static</text:span></text:span><text:span text:style-name="T6"> </text:span><text:span text:style-name="kt"><text:span text:style-name="T10">uint8_t</text:span></text:span><text:span text:style-name="T6"> </text:span><text:span text:style-name="n"><text:span text:style-name="T6">decimalPoints</text:span></text:span><text:span text:style-name="p"><text:span text:style-name="T6">;</text:span></text:span></text:p>
      <text:p text:style-name="P5"/>
      <text:p text:style-name="P4"><text:span text:style-name="kt"><text:span text:style-name="T10">void</text:span></text:span><text:span text:style-name="T6"> </text:span><text:span text:style-name="nf"><text:span text:style-name="T12">SPI_MasterInit</text:span></text:span><text:span text:style-name="p"><text:span text:style-name="T6">(</text:span></text:span><text:span text:style-name="kt"><text:span text:style-name="T10">void</text:span></text:span><text:span text:style-name="p"><text:span text:style-name="T6">)</text:span></text:span></text:p>
      <text:p text:style-name="P4"><text:span text:style-name="p"><text:span text:style-name="T6">{</text:span></text:span></text:p>
      <text:p text:style-name="P4"><text:span text:style-name="T6">   </text:span><text:span text:style-name="c1"><text:span text:style-name="T2">// Set all required pins as outputs, no inputs</text:span></text:span></text:p>
      <text:p text:style-name="P4"><text:span text:style-name="T6">   </text:span><text:span text:style-name="n"><text:span text:style-name="T6">SPI_DDR</text:span></text:span><text:span text:style-name="T6"> </text:span><text:span text:style-name="o"><text:span text:style-name="T7">=</text:span></text:span><text:span text:style-name="T6"> </text:span><text:span text:style-name="p"><text:span text:style-name="T6">(</text:span></text:span><text:span text:style-name="mi"><text:span text:style-name="T14">1</text:span></text:span><text:span text:style-name="o"><text:span text:style-name="T7">&lt;&lt;</text:span></text:span><text:span text:style-name="n"><text:span text:style-name="T6">SPI_SS</text:span></text:span><text:span text:style-name="p"><text:span text:style-name="T6">)</text:span></text:span><text:span text:style-name="T6"> </text:span><text:span text:style-name="o"><text:span text:style-name="T7">|</text:span></text:span><text:span text:style-name="T6"> </text:span><text:span text:style-name="p"><text:span text:style-name="T6">(</text:span></text:span><text:span text:style-name="mi"><text:span text:style-name="T14">1</text:span></text:span><text:span text:style-name="o"><text:span text:style-name="T7">&lt;&lt;</text:span></text:span><text:span text:style-name="n"><text:span text:style-name="T6">SPI_MOSI</text:span></text:span><text:span text:style-name="p"><text:span text:style-name="T6">)</text:span></text:span><text:span text:style-name="T6"> </text:span><text:span text:style-name="o"><text:span text:style-name="T7">|</text:span></text:span><text:span text:style-name="T6"> </text:span><text:span text:style-name="p"><text:span text:style-name="T6">(</text:span></text:span><text:span text:style-name="mi"><text:span text:style-name="T14">1</text:span></text:span><text:span text:style-name="o"><text:span text:style-name="T7">&lt;&lt;</text:span></text:span><text:span text:style-name="n"><text:span text:style-name="T6">SPI_SCK</text:span></text:span><text:span text:style-name="p"><text:span text:style-name="T6">);</text:span></text:span></text:p>
      <text:p text:style-name="P5"/>
      <text:p text:style-name="P4"><text:span text:style-name="T6">   </text:span><text:span text:style-name="c1"><text:span text:style-name="T2">// Enable spi, set master mode, and sck = fosc/64</text:span></text:span></text:p>
      <text:p text:style-name="P4"><text:span text:style-name="T6">   </text:span><text:span text:style-name="n"><text:span text:style-name="T6">SPCR</text:span></text:span><text:span text:style-name="T6"> </text:span><text:span text:style-name="o"><text:span text:style-name="T7">=</text:span></text:span><text:span text:style-name="T6"> </text:span><text:span text:style-name="p"><text:span text:style-name="T6">(</text:span></text:span><text:span text:style-name="mi"><text:span text:style-name="T14">1</text:span></text:span><text:span text:style-name="o"><text:span text:style-name="T7">&lt;&lt;</text:span></text:span><text:span text:style-name="n"><text:span text:style-name="T6">SPE</text:span></text:span><text:span text:style-name="p"><text:span text:style-name="T6">)</text:span></text:span><text:span text:style-name="T6"> </text:span><text:span text:style-name="o"><text:span text:style-name="T7">|</text:span></text:span><text:span text:style-name="T6"> </text:span><text:span text:style-name="p"><text:span text:style-name="T6">(</text:span></text:span><text:span text:style-name="mi"><text:span text:style-name="T14">1</text:span></text:span><text:span text:style-name="o"><text:span text:style-name="T7">&lt;&lt;</text:span></text:span><text:span text:style-name="n"><text:span text:style-name="T6">MSTR</text:span></text:span><text:span text:style-name="p"><text:span text:style-name="T6">)</text:span></text:span><text:span text:style-name="T6"> </text:span><text:span text:style-name="o"><text:span text:style-name="T7">|</text:span></text:span><text:span text:style-name="T6"> </text:span><text:span text:style-name="p"><text:span text:style-name="T6">(</text:span></text:span><text:span text:style-name="mi"><text:span text:style-name="T14">1</text:span></text:span><text:span text:style-name="o"><text:span text:style-name="T7">&lt;&lt;</text:span></text:span><text:span text:style-name="n"><text:span text:style-name="T6">SPR1</text:span></text:span><text:span text:style-name="p"><text:span text:style-name="T6">);</text:span></text:span></text:p>
      <text:p text:style-name="P4"><text:span text:style-name="p"><text:span text:style-name="T6">}</text:span></text:span><text:span text:style-name="T6"> </text:span></text:p>
      <text:p text:style-name="P5"/>
      <text:p text:style-name="P4"><text:span text:style-name="kt"><text:span text:style-name="T10">void</text:span></text:span><text:span text:style-name="T6"> </text:span><text:span text:style-name="nf"><text:span text:style-name="T12">SPI_MasterTransmit</text:span></text:span><text:span text:style-name="p"><text:span text:style-name="T6">(</text:span></text:span><text:span text:style-name="kt"><text:span text:style-name="T10">uint8_t</text:span></text:span><text:span text:style-name="T6"> </text:span><text:span text:style-name="n"><text:span text:style-name="T6">data</text:span></text:span><text:span text:style-name="p"><text:span text:style-name="T6">)</text:span></text:span></text:p>
      <text:p text:style-name="P4"><text:span text:style-name="p"><text:span text:style-name="T6">{</text:span></text:span></text:p>
      <text:p text:style-name="P4"><text:span text:style-name="T6">   </text:span><text:span text:style-name="n"><text:span text:style-name="T6">SPDR</text:span></text:span><text:span text:style-name="T6"> </text:span><text:span text:style-name="o"><text:span text:style-name="T7">=</text:span></text:span><text:span text:style-name="T6"> </text:span><text:span text:style-name="n"><text:span text:style-name="T6">data</text:span></text:span><text:span text:style-name="p"><text:span text:style-name="T6">;</text:span></text:span></text:p>
      <text:p text:style-name="P4"><text:span text:style-name="T6">   </text:span><text:span text:style-name="k"><text:span text:style-name="T7">while</text:span></text:span><text:span text:style-name="p"><text:span text:style-name="T6">(</text:span></text:span><text:span text:style-name="o"><text:span text:style-name="T7">!</text:span></text:span><text:span text:style-name="p"><text:span text:style-name="T6">(</text:span></text:span><text:span text:style-name="n"><text:span text:style-name="T6">SPSR</text:span></text:span><text:span text:style-name="T6"> </text:span><text:span text:style-name="o"><text:span text:style-name="T7">&amp;</text:span></text:span><text:span text:style-name="T6"> </text:span><text:span text:style-name="p"><text:span text:style-name="T6">(</text:span></text:span><text:span text:style-name="mi"><text:span text:style-name="T14">1</text:span></text:span><text:span text:style-name="o"><text:span text:style-name="T7">&lt;&lt;</text:span></text:span><text:span text:style-name="n"><text:span text:style-name="T6">SPIF</text:span></text:span><text:span text:style-name="p"><text:span text:style-name="T6">)));</text:span></text:span></text:p>
      <text:p text:style-name="P4"><text:span text:style-name="p"><text:span text:style-name="T6">}</text:span></text:span></text:p>
      <text:p text:style-name="P5"> </text:p>
      <text:p text:style-name="P4"><text:span text:style-name="kt"><text:span text:style-name="T10">void</text:span></text:span><text:span text:style-name="T6"> </text:span><text:span text:style-name="nf"><text:span text:style-name="T12">SSEG_Set_Brightness</text:span></text:span><text:span text:style-name="p"><text:span text:style-name="T6">(</text:span></text:span><text:span text:style-name="kt"><text:span text:style-name="T10">uint8_t</text:span></text:span><text:span text:style-name="T6"> </text:span><text:span text:style-name="n"><text:span text:style-name="T6">val</text:span></text:span><text:span text:style-name="p"><text:span text:style-name="T6">)</text:span></text:span></text:p>
      <text:p text:style-name="P4"><text:span text:style-name="p"><text:span text:style-name="T6">{</text:span></text:span></text:p>
      <text:p text:style-name="P4"><text:span text:style-name="T6">   </text:span><text:span text:style-name="c1"><text:span text:style-name="T2">//Special command for brightness</text:span></text:span></text:p>
      <text:p text:style-name="P4"><text:span text:style-name="T6">   </text:span><text:span text:style-name="n"><text:span text:style-name="T6">SPI_MasterTransmit</text:span></text:span><text:span text:style-name="p"><text:span text:style-name="T6">(</text:span></text:span><text:span text:style-name="n"><text:span text:style-name="T6">SSEG_BRIGHTNESS</text:span></text:span><text:span text:style-name="p"><text:span text:style-name="T6">);</text:span></text:span></text:p>
      <text:p text:style-name="P5"/>
      <text:p text:style-name="P4"><text:span text:style-name="T6">   </text:span><text:span text:style-name="c1"><text:span text:style-name="T2">//Brightness value between 0 and 254</text:span></text:span></text:p>
      <text:p text:style-name="P4"><text:span text:style-name="T6">   </text:span><text:span text:style-name="k"><text:span text:style-name="T7">if</text:span></text:span><text:span text:style-name="T6"> </text:span><text:span text:style-name="p"><text:span text:style-name="T6">(</text:span></text:span><text:span text:style-name="n"><text:span text:style-name="T6">val</text:span></text:span><text:span text:style-name="T6"> </text:span><text:span text:style-name="o"><text:span text:style-name="T7">&gt;</text:span></text:span><text:span text:style-name="T6"> </text:span><text:span text:style-name="mi"><text:span text:style-name="T14">254</text:span></text:span><text:span text:style-name="p"><text:span text:style-name="T6">)</text:span></text:span></text:p>
      <text:p text:style-name="P4"><text:span text:style-name="T6">      </text:span><text:span text:style-name="n"><text:span text:style-name="T6">val</text:span></text:span><text:span text:style-name="T6"> </text:span><text:span text:style-name="o"><text:span text:style-name="T7">=</text:span></text:span><text:span text:style-name="T6"> </text:span><text:span text:style-name="mi"><text:span text:style-name="T14">254</text:span></text:span><text:span text:style-name="p"><text:span text:style-name="T6">;</text:span></text:span></text:p>
      <text:p text:style-name="P5"/>
      <text:p text:style-name="P4"><text:span text:style-name="T6">   </text:span><text:span text:style-name="n"><text:span text:style-name="T6">SPI_MasterTransmit</text:span></text:span><text:span text:style-name="p"><text:span text:style-name="T6">(</text:span></text:span><text:span text:style-name="n"><text:span text:style-name="T6">val</text:span></text:span><text:span text:style-name="p"><text:span text:style-name="T6">);</text:span></text:span></text:p>
      <text:p text:style-name="P4"><text:span text:style-name="p"><text:span text:style-name="T6">}</text:span></text:span></text:p>
      <text:p text:style-name="P5"/>
      <text:p text:style-name="P4"><text:span text:style-name="kt"><text:span text:style-name="T10">void</text:span></text:span><text:span text:style-name="T6"> </text:span><text:span text:style-name="nf"><text:span text:style-name="T12">SSEG_Reset</text:span></text:span><text:span text:style-name="p"><text:span text:style-name="T6">(</text:span></text:span><text:span text:style-name="kt"><text:span text:style-name="T10">void</text:span></text:span><text:span text:style-name="p"><text:span text:style-name="T6">)</text:span></text:span></text:p>
      <text:p text:style-name="P4"><text:span text:style-name="p"><text:span text:style-name="T6">{</text:span></text:span></text:p>
      <text:p text:style-name="P4"><text:span text:style-name="T6">   </text:span><text:span text:style-name="c1"><text:span text:style-name="T2">//Special command for reset display</text:span></text:span></text:p>
      <text:p text:style-name="P4"><text:span text:style-name="T6">   </text:span><text:span text:style-name="n"><text:span text:style-name="T6">SPI_MasterTransmit</text:span></text:span><text:span text:style-name="p"><text:span text:style-name="T6">(</text:span></text:span><text:span text:style-name="n"><text:span text:style-name="T6">SSEG_RESET</text:span></text:span><text:span text:style-name="p"><text:span text:style-name="T6">);</text:span></text:span></text:p>
      <text:p text:style-name="P4"><text:span text:style-name="p"><text:span text:style-name="T6">}</text:span></text:span></text:p>
      <text:p text:style-name="P5"/>
      <text:p text:style-name="P4"><text:span text:style-name="kt"><text:span text:style-name="T10">void</text:span></text:span><text:span text:style-name="T6"> </text:span><text:span text:style-name="nf"><text:span text:style-name="T12">SSEG_Write_digit</text:span></text:span><text:span text:style-name="p"><text:span text:style-name="T6">(</text:span></text:span><text:span text:style-name="kt"><text:span text:style-name="T10">uint8_t</text:span></text:span><text:span text:style-name="T6"> </text:span><text:span text:style-name="n"><text:span text:style-name="T6">digit</text:span></text:span><text:span text:style-name="p"><text:span text:style-name="T6">,</text:span></text:span><text:span text:style-name="T6"> </text:span><text:span text:style-name="kt"><text:span text:style-name="T10">uint8_t</text:span></text:span><text:span text:style-name="T6"> </text:span><text:span text:style-name="n"><text:span text:style-name="T6">val</text:span></text:span><text:span text:style-name="p"><text:span text:style-name="T6">)</text:span></text:span></text:p>
      <text:p text:style-name="P4"><text:span text:style-name="p"><text:span text:style-name="T6">{</text:span></text:span></text:p>
      <text:p text:style-name="P4"><text:span text:style-name="T6">   </text:span><text:span text:style-name="n"><text:span text:style-name="T6">Command</text:span></text:span><text:span text:style-name="T6"> </text:span><text:span text:style-name="o"><text:span text:style-name="T7">*</text:span></text:span><text:span text:style-name="n"><text:span text:style-name="T6">dc</text:span></text:span><text:span text:style-name="p"><text:span text:style-name="T6">;</text:span></text:span></text:p>
      <text:p text:style-name="P4"><text:span text:style-name="T6">   </text:span><text:span text:style-name="n"><text:span text:style-name="T6">Command</text:span></text:span><text:span text:style-name="T6"> </text:span><text:span text:style-name="o"><text:span text:style-name="T7">*</text:span></text:span><text:span text:style-name="n"><text:span text:style-name="T6">vc</text:span></text:span><text:span text:style-name="p"><text:span text:style-name="T6">;</text:span></text:span></text:p>
      <text:p text:style-name="P4"><text:span text:style-name="T6">   </text:span><text:span text:style-name="kt"><text:span text:style-name="T10">uint8_t</text:span></text:span><text:span text:style-name="T6"> </text:span><text:span text:style-name="n"><text:span text:style-name="T6">command</text:span></text:span><text:span text:style-name="T6"> </text:span><text:span text:style-name="o"><text:span text:style-name="T7">=</text:span></text:span><text:span text:style-name="T6"> </text:span><text:span text:style-name="mi"><text:span text:style-name="T14">0</text:span></text:span><text:span text:style-name="p"><text:span text:style-name="T6">;</text:span></text:span></text:p>
      <text:p text:style-name="P4"><text:span text:style-name="T6">   </text:span><text:span text:style-name="kt"><text:span text:style-name="T10">uint8_t</text:span></text:span><text:span text:style-name="T6"> </text:span><text:span text:style-name="n"><text:span text:style-name="T6">value</text:span></text:span><text:span text:style-name="T6"> </text:span><text:span text:style-name="o"><text:span text:style-name="T7">=</text:span></text:span><text:span text:style-name="T6"> </text:span><text:span text:style-name="n"><text:span text:style-name="T6">SSEG_BLANK</text:span></text:span><text:span text:style-name="p"><text:span text:style-name="T6">;</text:span></text:span><text:span text:style-name="T6"> <text:s text:c="2"/></text:span></text:p>
      <text:p text:style-name="P5"/>
      <text:p text:style-name="P4"><text:span text:style-name="T6">   </text:span><text:span text:style-name="c1"><text:span text:style-name="T2">// Iterate through command LUT and find the correct command per digit</text:span></text:span></text:p>
      <text:p text:style-name="P4"><text:span text:style-name="T6">   </text:span><text:span text:style-name="k"><text:span text:style-name="T7">for</text:span></text:span><text:span text:style-name="T6"> </text:span><text:span text:style-name="p"><text:span text:style-name="T6">(</text:span></text:span><text:span text:style-name="n"><text:span text:style-name="T6">dc</text:span></text:span><text:span text:style-name="T6"> </text:span><text:span text:style-name="o"><text:span text:style-name="T7">=</text:span></text:span><text:span text:style-name="T6"> </text:span><text:span text:style-name="n"><text:span text:style-name="T6">digitCommands</text:span></text:span><text:span text:style-name="p"><text:span text:style-name="T6">;</text:span></text:span><text:span text:style-name="T6"> </text:span><text:span text:style-name="n"><text:span text:style-name="T6">dc</text:span></text:span><text:span text:style-name="T6"> </text:span><text:span text:style-name="o"><text:span text:style-name="T7">&amp;&amp;</text:span></text:span><text:span text:style-name="T6"> </text:span><text:span text:style-name="p"><text:span text:style-name="T6">(</text:span></text:span><text:span text:style-name="n"><text:span text:style-name="T6">dc</text:span></text:span><text:span text:style-name="o"><text:span text:style-name="T7">-&gt;</text:span></text:span><text:span text:style-name="n"><text:span text:style-name="T6">input</text:span></text:span><text:span text:style-name="T6"> </text:span><text:span text:style-name="o"><text:span text:style-name="T7">||</text:span></text:span><text:span text:style-name="T6"> </text:span><text:span text:style-name="n"><text:span text:style-name="T6">dc</text:span></text:span><text:span text:style-name="o"><text:span text:style-name="T7">-&gt;</text:span></text:span><text:span text:style-name="n"><text:span text:style-name="T6">command</text:span></text:span><text:span text:style-name="p"><text:span text:style-name="T6">);</text:span></text:span><text:span text:style-name="T6"> </text:span><text:span text:style-name="n"><text:span text:style-name="T6">dc</text:span></text:span><text:span text:style-name="o"><text:span text:style-name="T7">++</text:span></text:span><text:span text:style-name="p"><text:span text:style-name="T6">)</text:span></text:span></text:p>
      <text:p text:style-name="P4"><text:soft-page-break/><text:span text:style-name="T6">      </text:span><text:span text:style-name="k"><text:span text:style-name="T7">if</text:span></text:span><text:span text:style-name="T6"> </text:span><text:span text:style-name="p"><text:span text:style-name="T6">(</text:span></text:span><text:span text:style-name="n"><text:span text:style-name="T6">dc</text:span></text:span><text:span text:style-name="o"><text:span text:style-name="T7">-&gt;</text:span></text:span><text:span text:style-name="n"><text:span text:style-name="T6">input</text:span></text:span><text:span text:style-name="T6"> </text:span><text:span text:style-name="o"><text:span text:style-name="T7">==</text:span></text:span><text:span text:style-name="T6"> </text:span><text:span text:style-name="n"><text:span text:style-name="T6">digit</text:span></text:span><text:span text:style-name="p"><text:span text:style-name="T6">)</text:span></text:span></text:p>
      <text:p text:style-name="P4"><text:span text:style-name="T6">         </text:span><text:span text:style-name="n"><text:span text:style-name="T6">command</text:span></text:span><text:span text:style-name="T6"> </text:span><text:span text:style-name="o"><text:span text:style-name="T7">=</text:span></text:span><text:span text:style-name="T6"> </text:span><text:span text:style-name="n"><text:span text:style-name="T6">dc</text:span></text:span><text:span text:style-name="o"><text:span text:style-name="T7">-&gt;</text:span></text:span><text:span text:style-name="n"><text:span text:style-name="T6">command</text:span></text:span><text:span text:style-name="p"><text:span text:style-name="T6">;</text:span></text:span></text:p>
      <text:p text:style-name="P5"/>
      <text:p text:style-name="P4"><text:span text:style-name="T6">   </text:span><text:span text:style-name="c1"><text:span text:style-name="T2">// Iterate through value LUT and find the correct command per value</text:span></text:span></text:p>
      <text:p text:style-name="P4"><text:span text:style-name="T6">   </text:span><text:span text:style-name="k"><text:span text:style-name="T7">for</text:span></text:span><text:span text:style-name="T6"> </text:span><text:span text:style-name="p"><text:span text:style-name="T6">(</text:span></text:span><text:span text:style-name="n"><text:span text:style-name="T6">vc</text:span></text:span><text:span text:style-name="T6"> </text:span><text:span text:style-name="o"><text:span text:style-name="T7">=</text:span></text:span><text:span text:style-name="T6"> </text:span><text:span text:style-name="n"><text:span text:style-name="T6">valueCommands</text:span></text:span><text:span text:style-name="p"><text:span text:style-name="T6">;</text:span></text:span><text:span text:style-name="T6"> </text:span><text:span text:style-name="n"><text:span text:style-name="T6">vc</text:span></text:span><text:span text:style-name="T6"> </text:span><text:span text:style-name="o"><text:span text:style-name="T7">&amp;&amp;</text:span></text:span><text:span text:style-name="T6"> </text:span><text:span text:style-name="p"><text:span text:style-name="T6">(</text:span></text:span><text:span text:style-name="n"><text:span text:style-name="T6">vc</text:span></text:span><text:span text:style-name="o"><text:span text:style-name="T7">-&gt;</text:span></text:span><text:span text:style-name="n"><text:span text:style-name="T6">input</text:span></text:span><text:span text:style-name="T6"> </text:span><text:span text:style-name="o"><text:span text:style-name="T7">||</text:span></text:span><text:span text:style-name="T6"> </text:span><text:span text:style-name="n"><text:span text:style-name="T6">vc</text:span></text:span><text:span text:style-name="o"><text:span text:style-name="T7">-&gt;</text:span></text:span><text:span text:style-name="n"><text:span text:style-name="T6">command</text:span></text:span><text:span text:style-name="p"><text:span text:style-name="T6">);</text:span></text:span><text:span text:style-name="T6"> </text:span><text:span text:style-name="n"><text:span text:style-name="T6">vc</text:span></text:span><text:span text:style-name="o"><text:span text:style-name="T7">++</text:span></text:span><text:span text:style-name="p"><text:span text:style-name="T6">)</text:span></text:span></text:p>
      <text:p text:style-name="P4"><text:span text:style-name="T6">      </text:span><text:span text:style-name="k"><text:span text:style-name="T7">if</text:span></text:span><text:span text:style-name="T6"> </text:span><text:span text:style-name="p"><text:span text:style-name="T6">(</text:span></text:span><text:span text:style-name="n"><text:span text:style-name="T6">vc</text:span></text:span><text:span text:style-name="o"><text:span text:style-name="T7">-&gt;</text:span></text:span><text:span text:style-name="n"><text:span text:style-name="T6">input</text:span></text:span><text:span text:style-name="T6"> </text:span><text:span text:style-name="o"><text:span text:style-name="T7">==</text:span></text:span><text:span text:style-name="T6"> </text:span><text:span text:style-name="n"><text:span text:style-name="T6">val</text:span></text:span><text:span text:style-name="p"><text:span text:style-name="T6">)</text:span></text:span></text:p>
      <text:p text:style-name="P4"><text:span text:style-name="T6">         </text:span><text:span text:style-name="n"><text:span text:style-name="T6">value</text:span></text:span><text:span text:style-name="T6"> </text:span><text:span text:style-name="o"><text:span text:style-name="T7">=</text:span></text:span><text:span text:style-name="T6"> </text:span><text:span text:style-name="n"><text:span text:style-name="T6">vc</text:span></text:span><text:span text:style-name="o"><text:span text:style-name="T7">-&gt;</text:span></text:span><text:span text:style-name="n"><text:span text:style-name="T6">command</text:span></text:span><text:span text:style-name="p"><text:span text:style-name="T6">;</text:span></text:span></text:p>
      <text:p text:style-name="P5"/>
      <text:p text:style-name="P4"><text:span text:style-name="T6">   </text:span><text:span text:style-name="c1"><text:span text:style-name="T2">// If either is not found, forget about it!</text:span></text:span></text:p>
      <text:p text:style-name="P4"><text:span text:style-name="T6">   </text:span><text:span text:style-name="k"><text:span text:style-name="T7">if</text:span></text:span><text:span text:style-name="T6"> </text:span><text:span text:style-name="p"><text:span text:style-name="T6">(</text:span></text:span><text:span text:style-name="o"><text:span text:style-name="T7">!</text:span></text:span><text:span text:style-name="n"><text:span text:style-name="T6">command</text:span></text:span><text:span text:style-name="p"><text:span text:style-name="T6">)</text:span></text:span></text:p>
      <text:p text:style-name="P4"><text:span text:style-name="T6">      </text:span><text:span text:style-name="k"><text:span text:style-name="T7">return</text:span></text:span><text:span text:style-name="p"><text:span text:style-name="T6">;</text:span></text:span></text:p>
      <text:p text:style-name="P5"/>
      <text:p text:style-name="P4"><text:span text:style-name="T6">   </text:span><text:span text:style-name="n"><text:span text:style-name="T6">SPI_MasterTransmit</text:span></text:span><text:span text:style-name="p"><text:span text:style-name="T6">(</text:span></text:span><text:span text:style-name="n"><text:span text:style-name="T6">command</text:span></text:span><text:span text:style-name="p"><text:span text:style-name="T6">);</text:span></text:span></text:p>
      <text:p text:style-name="P4"><text:span text:style-name="T6">   </text:span><text:span text:style-name="n"><text:span text:style-name="T6">SPI_MasterTransmit</text:span></text:span><text:span text:style-name="p"><text:span text:style-name="T6">(</text:span></text:span><text:span text:style-name="n"><text:span text:style-name="T6">value</text:span></text:span><text:span text:style-name="p"><text:span text:style-name="T6">);</text:span></text:span></text:p>
      <text:p text:style-name="P4"><text:span text:style-name="p"><text:span text:style-name="T6">}</text:span></text:span></text:p>
      <text:p text:style-name="P5"> </text:p>
      <text:p text:style-name="P4"><text:span text:style-name="kt"><text:span text:style-name="T10">void</text:span></text:span><text:span text:style-name="T6"> </text:span><text:span text:style-name="nf"><text:span text:style-name="T12">SSEG_Write_4vals_array</text:span></text:span><text:span text:style-name="p"><text:span text:style-name="T6">(</text:span></text:span><text:span text:style-name="kt"><text:span text:style-name="T10">uint8_t</text:span></text:span><text:span text:style-name="T6"> </text:span><text:span text:style-name="o"><text:span text:style-name="T7">*</text:span></text:span><text:span text:style-name="n"><text:span text:style-name="T6">vals</text:span></text:span><text:span text:style-name="p"><text:span text:style-name="T6">)</text:span></text:span></text:p>
      <text:p text:style-name="P4"><text:span text:style-name="p"><text:span text:style-name="T6">{</text:span></text:span></text:p>
      <text:p text:style-name="P4"><text:span text:style-name="T6">   </text:span><text:span text:style-name="n"><text:span text:style-name="T6">SSEG_Write_digit</text:span></text:span><text:span text:style-name="p"><text:span text:style-name="T6">(</text:span></text:span><text:span text:style-name="n"><text:span text:style-name="T6">DIGIT_1</text:span></text:span><text:span text:style-name="p"><text:span text:style-name="T6">,</text:span></text:span><text:span text:style-name="T6"> </text:span><text:span text:style-name="n"><text:span text:style-name="T6">vals</text:span></text:span><text:span text:style-name="p"><text:span text:style-name="T6">[</text:span></text:span><text:span text:style-name="mi"><text:span text:style-name="T14">0</text:span></text:span><text:span text:style-name="p"><text:span text:style-name="T6">]);</text:span></text:span></text:p>
      <text:p text:style-name="P4"><text:span text:style-name="T6">   </text:span><text:span text:style-name="n"><text:span text:style-name="T6">SSEG_Write_digit</text:span></text:span><text:span text:style-name="p"><text:span text:style-name="T6">(</text:span></text:span><text:span text:style-name="n"><text:span text:style-name="T6">DIGIT_2</text:span></text:span><text:span text:style-name="p"><text:span text:style-name="T6">,</text:span></text:span><text:span text:style-name="T6"> </text:span><text:span text:style-name="n"><text:span text:style-name="T6">vals</text:span></text:span><text:span text:style-name="p"><text:span text:style-name="T6">[</text:span></text:span><text:span text:style-name="mi"><text:span text:style-name="T14">1</text:span></text:span><text:span text:style-name="p"><text:span text:style-name="T6">]);</text:span></text:span></text:p>
      <text:p text:style-name="P4"><text:span text:style-name="T6">   </text:span><text:span text:style-name="n"><text:span text:style-name="T6">SSEG_Write_digit</text:span></text:span><text:span text:style-name="p"><text:span text:style-name="T6">(</text:span></text:span><text:span text:style-name="n"><text:span text:style-name="T6">DIGIT_3</text:span></text:span><text:span text:style-name="p"><text:span text:style-name="T6">,</text:span></text:span><text:span text:style-name="T6"> </text:span><text:span text:style-name="n"><text:span text:style-name="T6">vals</text:span></text:span><text:span text:style-name="p"><text:span text:style-name="T6">[</text:span></text:span><text:span text:style-name="mi"><text:span text:style-name="T14">2</text:span></text:span><text:span text:style-name="p"><text:span text:style-name="T6">]);</text:span></text:span></text:p>
      <text:p text:style-name="P4"><text:span text:style-name="T6">   </text:span><text:span text:style-name="n"><text:span text:style-name="T6">SSEG_Write_digit</text:span></text:span><text:span text:style-name="p"><text:span text:style-name="T6">(</text:span></text:span><text:span text:style-name="n"><text:span text:style-name="T6">DIGIT_4</text:span></text:span><text:span text:style-name="p"><text:span text:style-name="T6">,</text:span></text:span><text:span text:style-name="T6"> </text:span><text:span text:style-name="n"><text:span text:style-name="T6">vals</text:span></text:span><text:span text:style-name="p"><text:span text:style-name="T6">[</text:span></text:span><text:span text:style-name="mi"><text:span text:style-name="T14">3</text:span></text:span><text:span text:style-name="p"><text:span text:style-name="T6">]);</text:span></text:span></text:p>
      <text:p text:style-name="P4"><text:span text:style-name="p"><text:span text:style-name="T6">}</text:span></text:span></text:p>
      <text:p text:style-name="P5"/>
      <text:p text:style-name="P4"><text:span text:style-name="kt"><text:span text:style-name="T10">void</text:span></text:span><text:span text:style-name="T6"> </text:span><text:span text:style-name="nf"><text:span text:style-name="T12">SSEG_Write_left_digits</text:span></text:span><text:span text:style-name="p"><text:span text:style-name="T6">(</text:span></text:span><text:span text:style-name="kt"><text:span text:style-name="T10">uint8_t</text:span></text:span><text:span text:style-name="T6"> </text:span><text:span text:style-name="n"><text:span text:style-name="T6">val</text:span></text:span><text:span text:style-name="p"><text:span text:style-name="T6">)</text:span></text:span></text:p>
      <text:p text:style-name="P4"><text:span text:style-name="p"><text:span text:style-name="T6">{</text:span></text:span></text:p>
      <text:p text:style-name="P4"><text:span text:style-name="T6">   </text:span><text:span text:style-name="n"><text:span text:style-name="T6">SSEG_Write_digit</text:span></text:span><text:span text:style-name="p"><text:span text:style-name="T6">(</text:span></text:span><text:span text:style-name="n"><text:span text:style-name="T6">DIGIT_1</text:span></text:span><text:span text:style-name="p"><text:span text:style-name="T6">,</text:span></text:span><text:span text:style-name="T6"> </text:span><text:span text:style-name="n"><text:span text:style-name="T6">val</text:span></text:span><text:span text:style-name="T6"> </text:span><text:span text:style-name="o"><text:span text:style-name="T7">/</text:span></text:span><text:span text:style-name="T6"> </text:span><text:span text:style-name="mi"><text:span text:style-name="T14">10</text:span></text:span><text:span text:style-name="p"><text:span text:style-name="T6">);</text:span></text:span></text:p>
      <text:p text:style-name="P4"><text:span text:style-name="T6">   </text:span><text:span text:style-name="n"><text:span text:style-name="T6">SSEG_Write_digit</text:span></text:span><text:span text:style-name="p"><text:span text:style-name="T6">(</text:span></text:span><text:span text:style-name="n"><text:span text:style-name="T6">DIGIT_2</text:span></text:span><text:span text:style-name="p"><text:span text:style-name="T6">,</text:span></text:span><text:span text:style-name="T6"> </text:span><text:span text:style-name="n"><text:span text:style-name="T6">val</text:span></text:span><text:span text:style-name="T6"> </text:span><text:span text:style-name="o"><text:span text:style-name="T7">%</text:span></text:span><text:span text:style-name="T6"> </text:span><text:span text:style-name="mi"><text:span text:style-name="T14">10</text:span></text:span><text:span text:style-name="p"><text:span text:style-name="T6">);</text:span></text:span></text:p>
      <text:p text:style-name="P4"><text:span text:style-name="p"><text:span text:style-name="T6">}</text:span></text:span></text:p>
      <text:p text:style-name="P5"/>
      <text:p text:style-name="P4"><text:span text:style-name="kt"><text:span text:style-name="T10">void</text:span></text:span><text:span text:style-name="T6"> </text:span><text:span text:style-name="nf"><text:span text:style-name="T12">SSEG_Write_right_digits</text:span></text:span><text:span text:style-name="p"><text:span text:style-name="T6">(</text:span></text:span><text:span text:style-name="kt"><text:span text:style-name="T10">uint8_t</text:span></text:span><text:span text:style-name="T6"> </text:span><text:span text:style-name="n"><text:span text:style-name="T6">val</text:span></text:span><text:span text:style-name="p"><text:span text:style-name="T6">)</text:span></text:span></text:p>
      <text:p text:style-name="P4"><text:span text:style-name="p"><text:span text:style-name="T6">{</text:span></text:span></text:p>
      <text:p text:style-name="P4"><text:span text:style-name="T6">   </text:span><text:span text:style-name="n"><text:span text:style-name="T6">SSEG_Write_digit</text:span></text:span><text:span text:style-name="p"><text:span text:style-name="T6">(</text:span></text:span><text:span text:style-name="n"><text:span text:style-name="T6">DIGIT_3</text:span></text:span><text:span text:style-name="p"><text:span text:style-name="T6">,</text:span></text:span><text:span text:style-name="T6"> </text:span><text:span text:style-name="n"><text:span text:style-name="T6">val</text:span></text:span><text:span text:style-name="T6"> </text:span><text:span text:style-name="o"><text:span text:style-name="T7">/</text:span></text:span><text:span text:style-name="T6"> </text:span><text:span text:style-name="mi"><text:span text:style-name="T14">10</text:span></text:span><text:span text:style-name="p"><text:span text:style-name="T6">);</text:span></text:span></text:p>
      <text:p text:style-name="P4"><text:span text:style-name="T6">   </text:span><text:span text:style-name="n"><text:span text:style-name="T6">SSEG_Write_digit</text:span></text:span><text:span text:style-name="p"><text:span text:style-name="T6">(</text:span></text:span><text:span text:style-name="n"><text:span text:style-name="T6">DIGIT_4</text:span></text:span><text:span text:style-name="p"><text:span text:style-name="T6">,</text:span></text:span><text:span text:style-name="T6"> </text:span><text:span text:style-name="n"><text:span text:style-name="T6">val</text:span></text:span><text:span text:style-name="T6"> </text:span><text:span text:style-name="o"><text:span text:style-name="T7">%</text:span></text:span><text:span text:style-name="T6"> </text:span><text:span text:style-name="mi"><text:span text:style-name="T14">10</text:span></text:span><text:span text:style-name="p"><text:span text:style-name="T6">);</text:span></text:span></text:p>
      <text:p text:style-name="P4"><text:span text:style-name="p"><text:span text:style-name="T6">}</text:span></text:span></text:p>
      <text:p text:style-name="P5"/>
      <text:p text:style-name="P4"><text:span text:style-name="kt"><text:span text:style-name="T10">void</text:span></text:span><text:span text:style-name="T6"> </text:span><text:span text:style-name="nf"><text:span text:style-name="T12">SSEG_Write_Decimal_Point</text:span></text:span><text:span text:style-name="p"><text:span text:style-name="T6">(</text:span></text:span><text:span text:style-name="kt"><text:span text:style-name="T10">uint8_t</text:span></text:span><text:span text:style-name="T6"> </text:span><text:span text:style-name="n"><text:span text:style-name="T6">val</text:span></text:span><text:span text:style-name="p"><text:span text:style-name="T6">)</text:span></text:span></text:p>
      <text:p text:style-name="P4"><text:span text:style-name="p"><text:span text:style-name="T6">{</text:span></text:span></text:p>
      <text:p text:style-name="P4"><text:span text:style-name="T6">   </text:span><text:span text:style-name="n"><text:span text:style-name="T6">Command</text:span></text:span><text:span text:style-name="T6"> </text:span><text:span text:style-name="o"><text:span text:style-name="T7">*</text:span></text:span><text:span text:style-name="n"><text:span text:style-name="T6">dc</text:span></text:span><text:span text:style-name="p"><text:span text:style-name="T6">;</text:span></text:span></text:p>
      <text:p text:style-name="P5"/>
      <text:p text:style-name="P4"><text:span text:style-name="T6">   </text:span><text:span text:style-name="c1"><text:span text:style-name="T2">// Iterate through decimal LUT and find the correct command per decimal</text:span></text:span></text:p>
      <text:p text:style-name="P4"><text:span text:style-name="T6">   </text:span><text:span text:style-name="k"><text:span text:style-name="T7">for</text:span></text:span><text:span text:style-name="T6"> </text:span><text:span text:style-name="p"><text:span text:style-name="T6">(</text:span></text:span><text:span text:style-name="n"><text:span text:style-name="T6">dc</text:span></text:span><text:span text:style-name="T6"> </text:span><text:span text:style-name="o"><text:span text:style-name="T7">=</text:span></text:span><text:span text:style-name="T6"> </text:span><text:span text:style-name="n"><text:span text:style-name="T6">decimalCommands</text:span></text:span><text:span text:style-name="p"><text:span text:style-name="T6">;</text:span></text:span><text:span text:style-name="T6"> </text:span><text:span text:style-name="n"><text:span text:style-name="T6">dc</text:span></text:span><text:span text:style-name="T6"> </text:span><text:span text:style-name="o"><text:span text:style-name="T7">&amp;&amp;</text:span></text:span><text:span text:style-name="T6"> </text:span><text:span text:style-name="p"><text:span text:style-name="T6">(</text:span></text:span><text:span text:style-name="n"><text:span text:style-name="T6">dc</text:span></text:span><text:span text:style-name="o"><text:span text:style-name="T7">-&gt;</text:span></text:span><text:span text:style-name="n"><text:span text:style-name="T6">input</text:span></text:span><text:span text:style-name="T6"> </text:span><text:span text:style-name="o"><text:span text:style-name="T7">||</text:span></text:span><text:span text:style-name="T6"> </text:span><text:span text:style-name="n"><text:span text:style-name="T6">dc</text:span></text:span><text:span text:style-name="o"><text:span text:style-name="T7">-&gt;</text:span></text:span><text:span text:style-name="n"><text:span text:style-name="T6">command</text:span></text:span><text:span text:style-name="p"><text:span text:style-name="T6">);</text:span></text:span><text:span text:style-name="T6"> </text:span><text:span text:style-name="n"><text:span text:style-name="T6">dc</text:span></text:span><text:span text:style-name="o"><text:span text:style-name="T7">++</text:span></text:span><text:span text:style-name="p"><text:span text:style-name="T6">)</text:span></text:span></text:p>
      <text:p text:style-name="P4"><text:span text:style-name="T6">      </text:span><text:span text:style-name="k"><text:span text:style-name="T7">if</text:span></text:span><text:span text:style-name="T6"> </text:span><text:span text:style-name="p"><text:span text:style-name="T6">(</text:span></text:span><text:span text:style-name="n"><text:span text:style-name="T6">dc</text:span></text:span><text:span text:style-name="o"><text:span text:style-name="T7">-&gt;</text:span></text:span><text:span text:style-name="n"><text:span text:style-name="T6">input</text:span></text:span><text:span text:style-name="T6"> </text:span><text:span text:style-name="o"><text:span text:style-name="T7">==</text:span></text:span><text:span text:style-name="T6"> </text:span><text:span text:style-name="n"><text:span text:style-name="T6">val</text:span></text:span><text:span text:style-name="p"><text:span text:style-name="T6">)</text:span></text:span></text:p>
      <text:p text:style-name="P4"><text:span text:style-name="T6">         </text:span><text:span text:style-name="n"><text:span text:style-name="T6">decimalPoints</text:span></text:span><text:span text:style-name="T6"> </text:span><text:span text:style-name="o"><text:span text:style-name="T7">|=</text:span></text:span><text:span text:style-name="T6"> </text:span><text:span text:style-name="n"><text:span text:style-name="T6">dc</text:span></text:span><text:span text:style-name="o"><text:span text:style-name="T7">-&gt;</text:span></text:span><text:span text:style-name="n"><text:span text:style-name="T6">command</text:span></text:span><text:span text:style-name="p"><text:span text:style-name="T6">;</text:span></text:span></text:p>
      <text:p text:style-name="P5"/>
      <text:p text:style-name="P4"><text:span text:style-name="T6">   </text:span><text:span text:style-name="n"><text:span text:style-name="T6">SPI_MasterTransmit</text:span></text:span><text:span text:style-name="p"><text:span text:style-name="T6">(</text:span></text:span><text:span text:style-name="n"><text:span text:style-name="T6">SSEG_DEC_PNT</text:span></text:span><text:span text:style-name="p"><text:span text:style-name="T6">);</text:span></text:span></text:p>
      <text:p text:style-name="P4"><text:span text:style-name="T6">   </text:span><text:span text:style-name="n"><text:span text:style-name="T6">SPI_MasterTransmit</text:span></text:span><text:span text:style-name="p"><text:span text:style-name="T6">(</text:span></text:span><text:span text:style-name="n"><text:span text:style-name="T6">decimalPoints</text:span></text:span><text:span text:style-name="p"><text:span text:style-name="T6">);</text:span></text:span></text:p>
      <text:p text:style-name="P4"><text:span text:style-name="p"><text:span text:style-name="T6">}</text:span></text:span></text:p>
      <text:p text:style-name="P5"><text:soft-page-break/></text:p>
      <text:p text:style-name="P4"><text:span text:style-name="kt"><text:span text:style-name="T10">void</text:span></text:span><text:span text:style-name="T6"> </text:span><text:span text:style-name="nf"><text:span text:style-name="T12">SSEG_Clear_Decimal_Point</text:span></text:span><text:span text:style-name="p"><text:span text:style-name="T6">(</text:span></text:span><text:span text:style-name="kt"><text:span text:style-name="T10">uint8_t</text:span></text:span><text:span text:style-name="T6"> </text:span><text:span text:style-name="n"><text:span text:style-name="T6">val</text:span></text:span><text:span text:style-name="p"><text:span text:style-name="T6">)</text:span></text:span></text:p>
      <text:p text:style-name="P4"><text:span text:style-name="p"><text:span text:style-name="T6">{</text:span></text:span></text:p>
      <text:p text:style-name="P4"><text:span text:style-name="T6">   </text:span><text:span text:style-name="n"><text:span text:style-name="T6">Command</text:span></text:span><text:span text:style-name="T6"> </text:span><text:span text:style-name="o"><text:span text:style-name="T7">*</text:span></text:span><text:span text:style-name="n"><text:span text:style-name="T6">dc</text:span></text:span><text:span text:style-name="p"><text:span text:style-name="T6">;</text:span></text:span></text:p>
      <text:p text:style-name="P5"/>
      <text:p text:style-name="P4"><text:span text:style-name="T6">   </text:span><text:span text:style-name="c1"><text:span text:style-name="T2">// Iterate through decimal LUT and find the correct command per decimal</text:span></text:span></text:p>
      <text:p text:style-name="P4"><text:span text:style-name="T6">   </text:span><text:span text:style-name="k"><text:span text:style-name="T7">for</text:span></text:span><text:span text:style-name="T6"> </text:span><text:span text:style-name="p"><text:span text:style-name="T6">(</text:span></text:span><text:span text:style-name="n"><text:span text:style-name="T6">dc</text:span></text:span><text:span text:style-name="T6"> </text:span><text:span text:style-name="o"><text:span text:style-name="T7">=</text:span></text:span><text:span text:style-name="T6"> </text:span><text:span text:style-name="n"><text:span text:style-name="T6">decimalCommands</text:span></text:span><text:span text:style-name="p"><text:span text:style-name="T6">;</text:span></text:span><text:span text:style-name="T6"> </text:span><text:span text:style-name="n"><text:span text:style-name="T6">dc</text:span></text:span><text:span text:style-name="T6"> </text:span><text:span text:style-name="o"><text:span text:style-name="T7">&amp;&amp;</text:span></text:span><text:span text:style-name="T6"> </text:span><text:span text:style-name="p"><text:span text:style-name="T6">(</text:span></text:span><text:span text:style-name="n"><text:span text:style-name="T6">dc</text:span></text:span><text:span text:style-name="o"><text:span text:style-name="T7">-&gt;</text:span></text:span><text:span text:style-name="n"><text:span text:style-name="T6">input</text:span></text:span><text:span text:style-name="T6"> </text:span><text:span text:style-name="o"><text:span text:style-name="T7">||</text:span></text:span><text:span text:style-name="T6"> </text:span><text:span text:style-name="n"><text:span text:style-name="T6">dc</text:span></text:span><text:span text:style-name="o"><text:span text:style-name="T7">-&gt;</text:span></text:span><text:span text:style-name="n"><text:span text:style-name="T6">command</text:span></text:span><text:span text:style-name="p"><text:span text:style-name="T6">);</text:span></text:span><text:span text:style-name="T6"> </text:span><text:span text:style-name="n"><text:span text:style-name="T6">dc</text:span></text:span><text:span text:style-name="o"><text:span text:style-name="T7">++</text:span></text:span><text:span text:style-name="p"><text:span text:style-name="T6">)</text:span></text:span></text:p>
      <text:p text:style-name="P4"><text:span text:style-name="T6">      </text:span><text:span text:style-name="k"><text:span text:style-name="T7">if</text:span></text:span><text:span text:style-name="T6"> </text:span><text:span text:style-name="p"><text:span text:style-name="T6">(</text:span></text:span><text:span text:style-name="n"><text:span text:style-name="T6">dc</text:span></text:span><text:span text:style-name="o"><text:span text:style-name="T7">-&gt;</text:span></text:span><text:span text:style-name="n"><text:span text:style-name="T6">input</text:span></text:span><text:span text:style-name="T6"> </text:span><text:span text:style-name="o"><text:span text:style-name="T7">==</text:span></text:span><text:span text:style-name="T6"> </text:span><text:span text:style-name="n"><text:span text:style-name="T6">val</text:span></text:span><text:span text:style-name="p"><text:span text:style-name="T6">)</text:span></text:span></text:p>
      <text:p text:style-name="P4"><text:span text:style-name="T6">         </text:span><text:span text:style-name="n"><text:span text:style-name="T6">decimalPoints</text:span></text:span><text:span text:style-name="T6"> </text:span><text:span text:style-name="o"><text:span text:style-name="T7">&amp;=</text:span></text:span><text:span text:style-name="T6"> </text:span><text:span text:style-name="o"><text:span text:style-name="T7">~</text:span></text:span><text:span text:style-name="n"><text:span text:style-name="T6">dc</text:span></text:span><text:span text:style-name="o"><text:span text:style-name="T7">-&gt;</text:span></text:span><text:span text:style-name="n"><text:span text:style-name="T6">command</text:span></text:span><text:span text:style-name="p"><text:span text:style-name="T6">;</text:span></text:span></text:p>
      <text:p text:style-name="P5"/>
      <text:p text:style-name="P4"><text:span text:style-name="T6">   </text:span><text:span text:style-name="n"><text:span text:style-name="T6">SPI_MasterTransmit</text:span></text:span><text:span text:style-name="p"><text:span text:style-name="T6">(</text:span></text:span><text:span text:style-name="n"><text:span text:style-name="T6">SSEG_DEC_PNT</text:span></text:span><text:span text:style-name="p"><text:span text:style-name="T6">);</text:span></text:span></text:p>
      <text:p text:style-name="P4"><text:span text:style-name="T6">   </text:span><text:span text:style-name="n"><text:span text:style-name="T6">SPI_MasterTransmit</text:span></text:span><text:span text:style-name="p"><text:span text:style-name="T6">(</text:span></text:span><text:span text:style-name="n"><text:span text:style-name="T6">decimalPoints</text:span></text:span><text:span text:style-name="p"><text:span text:style-name="T6">);</text:span></text:span></text:p>
      <text:p text:style-name="P4"><text:span text:style-name="p"><text:span text:style-name="T6">}</text:span></text:span></text:p>
      <text:p text:style-name="Standard"/>
      <text:p text:style-name="P1">Conclusions:</text:p>
      <text:p text:style-name="Standard"/>
      <text:p text:style-name="Standard">Danny Jennings:</text:p>
      <text:p text:style-name="Standard">This lab reminded me a lot of the 329 assignments working with the sseg. Writing the C file for spi_sseg was easy because of the very short and succinct datasheet for the seven segment display, and the good SPI section of the datasheet for our processor. <text:s/>The whole interfacing and SPI part in general was enjoyable, but pretty easy and straightforward. The tick function didn't present too much of a problem for us because of Matt figuring it out really fast for some reason. The datasheet is helpful for any debugging. The fact that if we don't protect our system it will start throwing garbage is interesting, but makes sense when we think about it a little. </text:p>
      <text:p text:style-name="Standard"/>
      <text:p text:style-name="Standard">Matt Zimmerer:</text:p>
      <text:p text:style-name="Standard">The most trouble we encountered with the SSEG driver was the wiring. For about an hour we used the rx pin on the device, but later figured that it was only for the UART interface that is also supported. After correctly wiring the SSEG to our development board, actually implementing the code was easy. The provided header file was very detailed in how we should go about implementing the driver. One point of note, the pin definitions that were included in the header file were wrong. Looking at the data-sheet for the ATMEGA 2560, we found the correct pins to use for SPI protocol. Also, adding the tick hook was not hard. The only step that may have been troublesome was finding the prototype for the tick hook function. This was found by greping the FreeRTOS source (which is awesomely small) for various keywords. Lastly, the semaphores used to protect the resource from tick interrupts worked on the first try. FreeRTOS is just grea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Calibri" svg:font-family="Calibri"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nsolas1" svg:font-family="Consolas" style:font-family-generic="system" style:font-pitch="variable"/>
    <style:font-face style:name="Courier New1" svg:font-family="'Courier New'" style:font-family-generic="system" style:font-pitch="variable"/>
    <style:font-face style:name="Lohit Hindi" svg:font-family="'Lohit Hindi'" style:font-family-generic="system" style:font-pitch="variable"/>
    <style:font-face style:name="Times New Roman" svg:font-family="'Times New Roma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WenQuanYi Micro Hei"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TML_20_Preformatted" style:display-name="HTML Preformatted" style:family="paragraph" style:parent-style-name="Standard" style:default-outline-level="">
      <style:paragraph-properties fo:margin-top="0in" fo:margin-bottom="0in"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style:font-name-asian="Times New Roman" style:font-size-asian="10pt" style:font-name-complex="Courier New1" style:font-size-complex="10pt"/>
    </style:style>
    <style:style style:name="Default_20_Paragraph_20_Font" style:display-name="Default Paragraph Font" style:family="text"/>
    <style:style style:name="HTML_20_Preformatted_20_Char" style:display-name="HTML Preformatted Char" style:family="text" style:parent-style-name="Default_20_Paragraph_20_Font">
      <style:text-properties style:font-name="Courier New" fo:font-size="10pt" style:font-name-asian="Times New Roman" style:font-size-asian="10pt" style:font-name-complex="Courier New1" style:font-size-complex="10pt"/>
    </style:style>
    <style:style style:name="cm" style:family="text" style:parent-style-name="Default_20_Paragraph_20_Font"/>
    <style:style style:name="cp" style:family="text" style:parent-style-name="Default_20_Paragraph_20_Font"/>
    <style:style style:name="c1" style:family="text" style:parent-style-name="Default_20_Paragraph_20_Font"/>
    <style:style style:name="k" style:family="text" style:parent-style-name="Default_20_Paragraph_20_Font"/>
    <style:style style:name="kt" style:family="text" style:parent-style-name="Default_20_Paragraph_20_Font"/>
    <style:style style:name="o" style:family="text" style:parent-style-name="Default_20_Paragraph_20_Font"/>
    <style:style style:name="n" style:family="text" style:parent-style-name="Default_20_Paragraph_20_Font"/>
    <style:style style:name="p" style:family="text" style:parent-style-name="Default_20_Paragraph_20_Font"/>
    <style:style style:name="nf" style:family="text" style:parent-style-name="Default_20_Paragraph_20_Font"/>
    <style:style style:name="mi" style:family="text" style:parent-style-name="Default_20_Paragraph_20_Font"/>
    <style:style style:name="s" style:family="text" style:parent-style-name="Default_20_Paragraph_20_Font"/>
    <style:style style:name="nb" style:family="text" style:parent-style-name="Default_20_Paragraph_20_Font"/>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1in"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ny</meta:initial-creator>
    <dc:creator>Matt </dc:creator>
    <meta:editing-cycles>2</meta:editing-cycles>
    <meta:creation-date>2013-05-06T00:06:00</meta:creation-date>
    <dc:date>2013-05-06T14:46:55</dc:date>
    <meta:editing-duration>PT18S</meta:editing-duration>
    <meta:generator>LibreOffice/3.5$Linux_x86 LibreOffice_project/350m1$Build-2</meta:generator>
    <meta:document-statistic meta:table-count="0" meta:image-count="0" meta:object-count="0" meta:page-count="8" meta:paragraph-count="241" meta:word-count="1309" meta:character-count="9015" meta:non-whitespace-character-count="7342"/>
    <meta:user-defined meta:name="AppVersion">12.0000</meta:user-defined>
    <meta:user-defined meta:name="Company">Grizli777</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